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>
            <text:p>nonlinear deformation</text:p>
          </table:table-cell>
          <table:table-cell table:style-name="ce1"/>
          <table:table-cell table:style-name="ce4" office:value-type="date" office:date-value="2013-04-08">
            <text:p>04/08/13</text:p>
          </table:table-cell>
          <table:table-cell table:style-name="ce1"/>
          <table:table-cell/>
          <table:table-cell table:style-name="Default" table:number-columns-repeated="2"/>
          <table:table-cell/>
          <table:table-cell table:style-name="ce2" office:value-type="string">
            <text:p>Fx</text:p>
          </table:table-cell>
          <table:table-cell table:style-name="ce2" office:value-type="string">
            <text:p>Fy</text:p>
          </table:table-cell>
          <table:table-cell table:style-name="ce2" office:value-type="string">
            <text:p>expected Fx</text:p>
          </table:table-cell>
          <table:table-cell table:style-name="ce2" office:value-type="string">
            <text:p>expected Fy</text:p>
          </table:table-cell>
          <table:table-cell table:style-name="ce2" office:value-type="string">
            <text:p>def</text:p>
          </table:table-cell>
          <table:table-cell table:style-name="ce2" office:value-type="string">
            <text:p>diff x</text:p>
          </table:table-cell>
          <table:table-cell table:style-name="ce2" office:value-type="string">
            <text:p>diff y </text:p>
          </table:table-cell>
        </table:table-row>
        <table:table-row table:style-name="ro1">
          <table:table-cell table:style-name="ce2" office:value-type="string">
            <text:p>GRID 16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-0.099625">
            <text:p>-0.099625</text:p>
          </table:table-cell>
          <table:table-cell office:value-type="float" office:value="-0.01511">
            <text:p>-0.01511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formula="of:=ABS([.I2]-0.06)" office:value-type="float" office:value="0.159625">
            <text:p>0.159625</text:p>
          </table:table-cell>
          <table:table-cell table:formula="of:=ABS([.J2])" office:value-type="float" office:value="0.01511">
            <text:p>0.01511</text:p>
          </table:table-cell>
        </table:table-row>
        <table:table-row table:style-name="ro1">
          <table:table-cell table:style-name="ce2" office:value-type="string">
            <text:p>Fx</text:p>
          </table:table-cell>
          <table:table-cell table:style-name="ce2" office:value-type="string">
            <text:p>Fy</text:p>
          </table:table-cell>
          <table:table-cell table:style-name="ce2" office:value-type="string">
            <text:p>expected Fx</text:p>
          </table:table-cell>
          <table:table-cell table:style-name="ce2" office:value-type="string">
            <text:p>expected Fy</text:p>
          </table:table-cell>
          <table:table-cell table:style-name="ce2" office:value-type="string">
            <text:p>def</text:p>
          </table:table-cell>
          <table:table-cell table:style-name="ce2" office:value-type="string">
            <text:p>diff x</text:p>
          </table:table-cell>
          <table:table-cell table:style-name="ce2" office:value-type="string">
            <text:p>diff y </text:p>
          </table:table-cell>
          <table:table-cell/>
          <table:table-cell office:value-type="float" office:value="-0.134386">
            <text:p>-0.134386</text:p>
          </table:table-cell>
          <table:table-cell office:value-type="float" office:value="0.008325">
            <text:p>0.008325</text:p>
          </table:table-cell>
          <table:table-cell table:number-columns-repeated="3"/>
          <table:table-cell table:formula="of:=ABS([.I3]-0.06)" office:value-type="float" office:value="0.194386">
            <text:p>0.194386</text:p>
          </table:table-cell>
          <table:table-cell table:formula="of:=ABS([.J3])" office:value-type="float" office:value="0.008325">
            <text:p>0.008325</text:p>
          </table:table-cell>
        </table:table-row>
        <table:table-row table:style-name="ro1">
          <table:table-cell office:value-type="float" office:value="-0.017866">
            <text:p>-0.017866</text:p>
          </table:table-cell>
          <table:table-cell office:value-type="float" office:value="-0.002492">
            <text:p>-0.002492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formula="of:=ABS([.A4]-0.06)" office:value-type="float" office:value="0.077866">
            <text:p>0.077866</text:p>
          </table:table-cell>
          <table:table-cell table:formula="of:=ABS([.B4]-[.D4])" office:value-type="float" office:value="0.002492">
            <text:p>0.002492</text:p>
          </table:table-cell>
          <table:table-cell/>
          <table:table-cell office:value-type="float" office:value="-0.056786">
            <text:p>-0.056786</text:p>
          </table:table-cell>
          <table:table-cell office:value-type="float" office:value="-0.018491">
            <text:p>-0.018491</text:p>
          </table:table-cell>
          <table:table-cell table:number-columns-repeated="3"/>
          <table:table-cell table:formula="of:=ABS([.I4]-0.06)" office:value-type="float" office:value="0.116786">
            <text:p>0.116786</text:p>
          </table:table-cell>
          <table:table-cell table:formula="of:=ABS([.J4])" office:value-type="float" office:value="0.018491">
            <text:p>0.018491</text:p>
          </table:table-cell>
        </table:table-row>
        <table:table-row table:style-name="ro1">
          <table:table-cell office:value-type="float" office:value="-0.020262">
            <text:p>-0.020262</text:p>
          </table:table-cell>
          <table:table-cell office:value-type="float" office:value="0.001296">
            <text:p>0.001296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5]-0.06)" office:value-type="float" office:value="0.080262">
            <text:p>0.080262</text:p>
          </table:table-cell>
          <table:table-cell table:formula="of:=ABS([.B5]-[.D5])" office:value-type="float" office:value="0.001296">
            <text:p>0.001296</text:p>
          </table:table-cell>
          <table:table-cell/>
          <table:table-cell office:value-type="float" office:value="-0.052138">
            <text:p>-0.052138</text:p>
          </table:table-cell>
          <table:table-cell office:value-type="float" office:value="0.032531">
            <text:p>0.032531</text:p>
          </table:table-cell>
          <table:table-cell table:number-columns-repeated="3"/>
          <table:table-cell table:formula="of:=ABS([.I5]-0.06)" office:value-type="float" office:value="0.112138">
            <text:p>0.112138</text:p>
          </table:table-cell>
          <table:table-cell table:formula="of:=ABS([.J5])" office:value-type="float" office:value="0.032531">
            <text:p>0.032531</text:p>
          </table:table-cell>
        </table:table-row>
        <table:table-row table:style-name="ro1">
          <table:table-cell office:value-type="float" office:value="-0.008572">
            <text:p>-0.008572</text:p>
          </table:table-cell>
          <table:table-cell office:value-type="float" office:value="-0.00319">
            <text:p>-0.0031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6]-0.06)" office:value-type="float" office:value="0.068572">
            <text:p>0.068572</text:p>
          </table:table-cell>
          <table:table-cell table:formula="of:=ABS([.B6]-[.D6])" office:value-type="float" office:value="0.00319">
            <text:p>0.00319</text:p>
          </table:table-cell>
          <table:table-cell/>
          <table:table-cell office:value-type="float" office:value="0.150518">
            <text:p>0.150518</text:p>
          </table:table-cell>
          <table:table-cell office:value-type="float" office:value="-0.006298">
            <text:p>-0.006298</text:p>
          </table:table-cell>
          <table:table-cell table:number-columns-repeated="3"/>
          <table:table-cell table:formula="of:=ABS([.I6]-0.06)" office:value-type="float" office:value="0.090518">
            <text:p>0.090518</text:p>
          </table:table-cell>
          <table:table-cell table:formula="of:=ABS([.J6])" office:value-type="float" office:value="0.006298">
            <text:p>0.006298</text:p>
          </table:table-cell>
        </table:table-row>
        <table:table-row table:style-name="ro1">
          <table:table-cell office:value-type="float" office:value="-0.009054">
            <text:p>-0.009054</text:p>
          </table:table-cell>
          <table:table-cell office:value-type="float" office:value="0.004966">
            <text:p>0.004966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7]-0.06)" office:value-type="float" office:value="0.069054">
            <text:p>0.069054</text:p>
          </table:table-cell>
          <table:table-cell table:formula="of:=ABS([.B7]-[.D7])" office:value-type="float" office:value="0.004966">
            <text:p>0.004966</text:p>
          </table:table-cell>
          <table:table-cell/>
          <table:table-cell office:value-type="float" office:value="0.029111">
            <text:p>0.029111</text:p>
          </table:table-cell>
          <table:table-cell office:value-type="float" office:value="-0.020919">
            <text:p>-0.020919</text:p>
          </table:table-cell>
          <table:table-cell table:number-columns-repeated="3"/>
          <table:table-cell table:formula="of:=ABS([.I7]-0.06)" office:value-type="float" office:value="0.030889">
            <text:p>0.030889</text:p>
          </table:table-cell>
          <table:table-cell table:formula="of:=ABS([.J7])" office:value-type="float" office:value="0.020919">
            <text:p>0.020919</text:p>
          </table:table-cell>
        </table:table-row>
        <table:table-row table:style-name="ro1">
          <table:table-cell office:value-type="float" office:value="0.023307">
            <text:p>0.023307</text:p>
          </table:table-cell>
          <table:table-cell office:value-type="float" office:value="-0.000159">
            <text:p>-0.00015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8]-0.06)" office:value-type="float" office:value="0.036693">
            <text:p>0.036693</text:p>
          </table:table-cell>
          <table:table-cell table:formula="of:=ABS([.B8]-[.D8])" office:value-type="float" office:value="0.000159">
            <text:p>0.000159</text:p>
          </table:table-cell>
          <table:table-cell/>
          <table:table-cell office:value-type="float" office:value="0.048044">
            <text:p>0.048044</text:p>
          </table:table-cell>
          <table:table-cell office:value-type="float" office:value="0.012289">
            <text:p>0.012289</text:p>
          </table:table-cell>
          <table:table-cell table:number-columns-repeated="3"/>
          <table:table-cell table:formula="of:=ABS([.I8]-0.06)" office:value-type="float" office:value="0.011956">
            <text:p>0.011956</text:p>
          </table:table-cell>
          <table:table-cell table:formula="of:=ABS([.J8])" office:value-type="float" office:value="0.012289">
            <text:p>0.012289</text:p>
          </table:table-cell>
        </table:table-row>
        <table:table-row table:style-name="ro1">
          <table:table-cell office:value-type="float" office:value="0.004366">
            <text:p>0.004366</text:p>
          </table:table-cell>
          <table:table-cell office:value-type="float" office:value="-0.003143">
            <text:p>-0.00314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9]-0.06)" office:value-type="float" office:value="0.055634">
            <text:p>0.055634</text:p>
          </table:table-cell>
          <table:table-cell table:formula="of:=ABS([.B9]-[.D9])" office:value-type="float" office:value="0.003143">
            <text:p>0.003143</text:p>
          </table:table-cell>
          <table:table-cell/>
          <table:table-cell office:value-type="float" office:value="0.115243">
            <text:p>0.115243</text:p>
          </table:table-cell>
          <table:table-cell office:value-type="float" office:value="0.007673">
            <text:p>0.007673</text:p>
          </table:table-cell>
          <table:table-cell table:number-columns-repeated="3"/>
          <table:table-cell table:formula="of:=ABS([.I9]-0.06)" office:value-type="float" office:value="0.055243">
            <text:p>0.055243</text:p>
          </table:table-cell>
          <table:table-cell table:formula="of:=ABS([.J9])" office:value-type="float" office:value="0.007673">
            <text:p>0.007673</text:p>
          </table:table-cell>
        </table:table-row>
        <table:table-row table:style-name="ro1">
          <table:table-cell office:value-type="float" office:value="0.007908">
            <text:p>0.007908</text:p>
          </table:table-cell>
          <table:table-cell office:value-type="float" office:value="0.002104">
            <text:p>0.002104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10]-0.06)" office:value-type="float" office:value="0.052092">
            <text:p>0.052092</text:p>
          </table:table-cell>
          <table:table-cell table:formula="of:=ABS([.B10]-[.D10])" office:value-type="float" office:value="0.002104">
            <text:p>0.002104</text:p>
          </table:table-cell>
          <table:table-cell/>
          <table:table-cell office:value-type="float" office:value="0.11524">
            <text:p>0.11524</text:p>
          </table:table-cell>
          <table:table-cell office:value-type="float" office:value="0.007674">
            <text:p>0.007674</text:p>
          </table:table-cell>
          <table:table-cell table:number-columns-repeated="3"/>
          <table:table-cell table:formula="of:=ABS([.I10]-0.06)" office:value-type="float" office:value="0.05524">
            <text:p>0.05524</text:p>
          </table:table-cell>
          <table:table-cell table:formula="of:=ABS([.J10])" office:value-type="float" office:value="0.007674">
            <text:p>0.007674</text:p>
          </table:table-cell>
        </table:table-row>
        <table:table-row table:style-name="ro1">
          <table:table-cell office:value-type="float" office:value="0.020171">
            <text:p>0.020171</text:p>
          </table:table-cell>
          <table:table-cell office:value-type="float" office:value="0.000618">
            <text:p>0.00061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11]-0.06)" office:value-type="float" office:value="0.039829">
            <text:p>0.039829</text:p>
          </table:table-cell>
          <table:table-cell table:formula="of:=ABS([.B11]-[.D11])" office:value-type="float" office:value="0.000618">
            <text:p>0.000618</text:p>
          </table:table-cell>
          <table:table-cell/>
          <table:table-cell office:value-type="float" office:value="0.048051">
            <text:p>0.048051</text:p>
          </table:table-cell>
          <table:table-cell office:value-type="float" office:value="0.012282">
            <text:p>0.012282</text:p>
          </table:table-cell>
          <table:table-cell table:number-columns-repeated="3"/>
          <table:table-cell table:formula="of:=ABS([.I11]-0.06)" office:value-type="float" office:value="0.011949">
            <text:p>0.011949</text:p>
          </table:table-cell>
          <table:table-cell table:formula="of:=ABS([.J11])" office:value-type="float" office:value="0.012282">
            <text:p>0.012282</text:p>
          </table:table-cell>
        </table:table-row>
        <table:table-row table:style-name="ro1">
          <table:table-cell office:value-type="float" office:value="0.020171">
            <text:p>0.020171</text:p>
          </table:table-cell>
          <table:table-cell office:value-type="float" office:value="0.000618">
            <text:p>0.00061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12]-0.06)" office:value-type="float" office:value="0.039829">
            <text:p>0.039829</text:p>
          </table:table-cell>
          <table:table-cell office:value-type="string">
            <text:p>`</text:p>
          </table:table-cell>
          <table:table-cell/>
          <table:table-cell office:value-type="float" office:value="0.029147">
            <text:p>0.029147</text:p>
          </table:table-cell>
          <table:table-cell office:value-type="float" office:value="-0.020895">
            <text:p>-0.020895</text:p>
          </table:table-cell>
          <table:table-cell table:number-columns-repeated="3"/>
          <table:table-cell office:value-type="string">
            <text:p>`</text:p>
          </table:table-cell>
          <table:table-cell table:formula="of:=ABS([.J12])" office:value-type="float" office:value="0.020895">
            <text:p>0.020895</text:p>
          </table:table-cell>
        </table:table-row>
        <table:table-row table:style-name="ro1">
          <table:table-cell office:value-type="float" office:value="0.007911">
            <text:p>0.007911</text:p>
          </table:table-cell>
          <table:table-cell office:value-type="float" office:value="0.002103">
            <text:p>0.00210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13]-0.06)" office:value-type="float" office:value="0.052089">
            <text:p>0.052089</text:p>
          </table:table-cell>
          <table:table-cell table:formula="of:=ABS([.B13]-[.D13])" office:value-type="float" office:value="0.002103">
            <text:p>0.002103</text:p>
          </table:table-cell>
          <table:table-cell/>
          <table:table-cell office:value-type="float" office:value="0.150496">
            <text:p>0.150496</text:p>
          </table:table-cell>
          <table:table-cell office:value-type="float" office:value="-0.006303">
            <text:p>-0.006303</text:p>
          </table:table-cell>
          <table:table-cell table:number-columns-repeated="3"/>
          <table:table-cell table:formula="of:=ABS([.I13]-0.06)" office:value-type="float" office:value="0.090496">
            <text:p>0.090496</text:p>
          </table:table-cell>
          <table:table-cell table:formula="of:=ABS([.J13])" office:value-type="float" office:value="0.006303">
            <text:p>0.006303</text:p>
          </table:table-cell>
        </table:table-row>
        <table:table-row table:style-name="ro1">
          <table:table-cell office:value-type="float" office:value="0.004372">
            <text:p>0.004372</text:p>
          </table:table-cell>
          <table:table-cell office:value-type="float" office:value="-0.003139">
            <text:p>-0.00313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14]-0.06)" office:value-type="float" office:value="0.055628">
            <text:p>0.055628</text:p>
          </table:table-cell>
          <table:table-cell table:formula="of:=ABS([.B14]-[.D14])" office:value-type="float" office:value="0.003139">
            <text:p>0.003139</text:p>
          </table:table-cell>
          <table:table-cell/>
          <table:table-cell office:value-type="float" office:value="-0.05213">
            <text:p>-0.05213</text:p>
          </table:table-cell>
          <table:table-cell office:value-type="float" office:value="0.032532">
            <text:p>0.032532</text:p>
          </table:table-cell>
          <table:table-cell table:number-columns-repeated="3"/>
          <table:table-cell table:formula="of:=ABS([.I14]-0.06)" office:value-type="float" office:value="0.11213">
            <text:p>0.11213</text:p>
          </table:table-cell>
          <table:table-cell table:formula="of:=ABS([.J14])" office:value-type="float" office:value="0.032532">
            <text:p>0.032532</text:p>
          </table:table-cell>
        </table:table-row>
        <table:table-row table:style-name="ro1">
          <table:table-cell office:value-type="float" office:value="0.023306">
            <text:p>0.023306</text:p>
          </table:table-cell>
          <table:table-cell office:value-type="float" office:value="-0.000161">
            <text:p>-0.00016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15]-0.06)" office:value-type="float" office:value="0.036694">
            <text:p>0.036694</text:p>
          </table:table-cell>
          <table:table-cell table:formula="of:=ABS([.B15]-[.D15])" office:value-type="float" office:value="0.000161">
            <text:p>0.000161</text:p>
          </table:table-cell>
          <table:table-cell/>
          <table:table-cell office:value-type="float" office:value="-0.056758">
            <text:p>-0.056758</text:p>
          </table:table-cell>
          <table:table-cell office:value-type="float" office:value="-0.018509">
            <text:p>-0.018509</text:p>
          </table:table-cell>
          <table:table-cell table:number-columns-repeated="3"/>
          <table:table-cell table:formula="of:=ABS([.I15]-0.06)" office:value-type="float" office:value="0.116758">
            <text:p>0.116758</text:p>
          </table:table-cell>
          <table:table-cell table:formula="of:=ABS([.J15])" office:value-type="float" office:value="0.018509">
            <text:p>0.018509</text:p>
          </table:table-cell>
        </table:table-row>
        <table:table-row table:style-name="ro1">
          <table:table-cell office:value-type="float" office:value="-0.009054">
            <text:p>-0.009054</text:p>
          </table:table-cell>
          <table:table-cell office:value-type="float" office:value="0.004967">
            <text:p>0.00496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16]-0.06)" office:value-type="float" office:value="0.069054">
            <text:p>0.069054</text:p>
          </table:table-cell>
          <table:table-cell table:formula="of:=ABS([.B16]-[.D16])" office:value-type="float" office:value="0.004967">
            <text:p>0.004967</text:p>
          </table:table-cell>
          <table:table-cell/>
          <table:table-cell office:value-type="float" office:value="-0.134404">
            <text:p>-0.134404</text:p>
          </table:table-cell>
          <table:table-cell office:value-type="float" office:value="0.008326">
            <text:p>0.008326</text:p>
          </table:table-cell>
          <table:table-cell table:number-columns-repeated="3"/>
          <table:table-cell table:formula="of:=ABS([.I16]-0.06)" office:value-type="float" office:value="0.194404">
            <text:p>0.194404</text:p>
          </table:table-cell>
          <table:table-cell table:formula="of:=ABS([.J16])" office:value-type="float" office:value="0.008326">
            <text:p>0.008326</text:p>
          </table:table-cell>
        </table:table-row>
        <table:table-row table:style-name="ro1">
          <table:table-cell office:value-type="float" office:value="-0.008567">
            <text:p>-0.008567</text:p>
          </table:table-cell>
          <table:table-cell office:value-type="float" office:value="-0.003193">
            <text:p>-0.00319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17]-0.06)" office:value-type="float" office:value="0.068567">
            <text:p>0.068567</text:p>
          </table:table-cell>
          <table:table-cell table:formula="of:=ABS([.B17]-[.D17])" office:value-type="float" office:value="0.003193">
            <text:p>0.003193</text:p>
          </table:table-cell>
          <table:table-cell/>
          <table:table-cell office:value-type="float" office:value="-0.099623">
            <text:p>-0.099623</text:p>
          </table:table-cell>
          <table:table-cell office:value-type="float" office:value="-0.015107">
            <text:p>-0.015107</text:p>
          </table:table-cell>
          <table:table-cell table:number-columns-repeated="3"/>
          <table:table-cell table:formula="of:=ABS([.I17]-0.06)" office:value-type="float" office:value="0.159623">
            <text:p>0.159623</text:p>
          </table:table-cell>
          <table:table-cell table:formula="of:=ABS([.J17])" office:value-type="float" office:value="0.015107">
            <text:p>0.015107</text:p>
          </table:table-cell>
        </table:table-row>
        <table:table-row table:style-name="ro1">
          <table:table-cell office:value-type="float" office:value="-0.020268">
            <text:p>-0.020268</text:p>
          </table:table-cell>
          <table:table-cell office:value-type="float" office:value="0.001297">
            <text:p>0.00129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18]-0.06)" office:value-type="float" office:value="0.080268">
            <text:p>0.080268</text:p>
          </table:table-cell>
          <table:table-cell table:formula="of:=ABS([.B18]-[.D18])" office:value-type="float" office:value="0.001297">
            <text:p>0.001297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-0.017866">
            <text:p>-0.017866</text:p>
          </table:table-cell>
          <table:table-cell office:value-type="float" office:value="-0.002492">
            <text:p>-0.002492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/>
          <table:table-cell table:formula="of:=ABS([.A19]-0.06)" office:value-type="float" office:value="0.077866">
            <text:p>0.077866</text:p>
          </table:table-cell>
          <table:table-cell table:formula="of:=ABS([.B19]-[.D19])" office:value-type="float" office:value="0.002492">
            <text:p>0.002492</text:p>
          </table:table-cell>
          <table:table-cell table:style-name="ce2" office:value-type="string">
            <text:p>Sup norm</text:p>
          </table:table-cell>
          <table:table-cell table:style-name="ce2" office:value-type="string">
            <text:p>Ratio</text:p>
          </table:table-cell>
          <table:table-cell table:style-name="ce2" office:value-type="string">
            <text:p>Rate (exp Fx=0)</text:p>
          </table:table-cell>
          <table:table-cell/>
          <table:table-cell office:value-type="string">
            <text:p>Sup norm</text:p>
          </table:table-cell>
          <table:table-cell office:value-type="string">
            <text:p>Ratio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3" table:formula="of:=MAX([.F4:.F19])" office:value-type="float" office:value="0.080268">
            <text:p>0.080268</text:p>
          </table:table-cell>
          <table:table-cell table:style-name="ce3" office:value-type="string">
            <text:p>---</text:p>
          </table:table-cell>
          <table:table-cell table:number-columns-repeated="2"/>
          <table:table-cell table:formula="of:=MAX([.N2:.N17])" office:value-type="float" office:value="0.194404">
            <text:p>0.19440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3" table:formula="of:=MAX([.F24:.F87])" office:value-type="float" office:value="0.072754">
            <text:p>0.072754</text:p>
          </table:table-cell>
          <table:table-cell table:style-name="ce3" table:formula="of:=[.H20]/[.H21]" office:value-type="float" office:value="1.1032795447673">
            <text:p>1.1032795448</text:p>
          </table:table-cell>
          <table:table-cell table:style-name="ce3" office:value-type="float" office:value="1.82742668966599">
            <text:p>1.8274266897</text:p>
          </table:table-cell>
          <table:table-cell table:number-columns-repeated="5"/>
        </table:table-row>
        <table:table-row table:style-name="ro1">
          <table:table-cell table:style-name="ce2" office:value-type="string">
            <text:p>GRID 64</text:p>
          </table:table-cell>
          <table:table-cell table:number-columns-repeated="4"/>
          <table:table-cell table:style-name="Default" table:number-columns-repeated="2"/>
          <table:table-cell table:style-name="ce5" table:formula="of:=MAX([.F92:.F347])" office:value-type="float" office:value="0.067218">
            <text:p>0.067218</text:p>
          </table:table-cell>
          <table:table-cell table:style-name="ce3" table:formula="of:=[.H21]/[.H22]" office:value-type="float" office:value="1.08235889196346">
            <text:p>1.08235889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Fx</text:p>
          </table:table-cell>
          <table:table-cell table:style-name="ce2" office:value-type="string">
            <text:p>Fy</text:p>
          </table:table-cell>
          <table:table-cell table:style-name="ce2" office:value-type="string">
            <text:p>expected Fx</text:p>
          </table:table-cell>
          <table:table-cell table:style-name="ce2" office:value-type="string">
            <text:p>expected Fy</text:p>
          </table:table-cell>
          <table:table-cell table:style-name="ce2" office:value-type="string">
            <text:p>def</text:p>
          </table:table-cell>
          <table:table-cell table:style-name="ce2" office:value-type="string">
            <text:p>diff x</text:p>
          </table:table-cell>
          <table:table-cell table:style-name="ce2" office:value-type="string">
            <text:p>diff y 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3" office:value-type="float" office:value="-0.012754">
            <text:p>-0.012754</text:p>
          </table:table-cell>
          <table:table-cell table:style-name="ce3" office:value-type="float" office:value="0.000003">
            <text:p>0.00000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">
            <text:p>0.01</text:p>
          </table:table-cell>
          <table:table-cell table:formula="of:=ABS([.A24]-0.06)" office:value-type="float" office:value="0.072754">
            <text:p>0.072754</text:p>
          </table:table-cell>
          <table:table-cell table:formula="of:=ABS([.B24]-[.D24])" office:value-type="float" office:value="0.000003">
            <text:p>0.000003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style-name="ce3" office:value-type="float" office:value="-0.01157">
            <text:p>-0.01157</text:p>
          </table:table-cell>
          <table:table-cell table:style-name="ce3" office:value-type="float" office:value="-0.001045">
            <text:p>-0.001045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25]-0.06)" office:value-type="float" office:value="0.07157">
            <text:p>0.07157</text:p>
          </table:table-cell>
          <table:table-cell table:formula="of:=ABS([.B25]-[.D25])" office:value-type="float" office:value="0.001045">
            <text:p>0.001045</text:p>
          </table:table-cell>
          <table:table-cell table:style-name="ce2" office:value-type="string">
            <text:p>Y 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3" office:value-type="float" office:value="-0.011557">
            <text:p>-0.011557</text:p>
          </table:table-cell>
          <table:table-cell table:style-name="ce3" office:value-type="float" office:value="0.00105">
            <text:p>0.00105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26]-0.06)" office:value-type="float" office:value="0.071557">
            <text:p>0.071557</text:p>
          </table:table-cell>
          <table:table-cell table:formula="of:=ABS([.B26]-[.D26])" office:value-type="float" office:value="0.00105">
            <text:p>0.00105</text:p>
          </table:table-cell>
          <table:table-cell table:style-name="ce2" office:value-type="string">
            <text:p>Sup norm</text:p>
          </table:table-cell>
          <table:table-cell table:style-name="ce2" office:value-type="string">
            <text:p>Ratio</text:p>
          </table:table-cell>
          <table:table-cell table:number-columns-repeated="6"/>
        </table:table-row>
        <table:table-row table:style-name="ro1">
          <table:table-cell table:style-name="ce3" office:value-type="float" office:value="-0.009715">
            <text:p>-0.009715</text:p>
          </table:table-cell>
          <table:table-cell table:style-name="ce3" office:value-type="float" office:value="-0.001914">
            <text:p>-0.001914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27]-0.06)" office:value-type="float" office:value="0.069715">
            <text:p>0.069715</text:p>
          </table:table-cell>
          <table:table-cell table:formula="of:=ABS([.B27]-[.D27])" office:value-type="float" office:value="0.001914">
            <text:p>0.001914</text:p>
          </table:table-cell>
          <table:table-cell table:style-name="ce3" table:formula="of:=MAX([.G4:.G19])" office:value-type="float" office:value="0.004967">
            <text:p>0.004967</text:p>
          </table:table-cell>
          <table:table-cell table:style-name="ce3" office:value-type="string">
            <text:p>---</text:p>
          </table:table-cell>
          <table:table-cell table:number-columns-repeated="2"/>
          <table:table-cell table:formula="of:=MAX([.O8:.O23])" office:value-type="float" office:value="0.032532">
            <text:p>0.032532</text:p>
          </table:table-cell>
          <table:table-cell table:number-columns-repeated="3"/>
        </table:table-row>
        <table:table-row table:style-name="ro1">
          <table:table-cell table:style-name="ce3" office:value-type="float" office:value="-0.009693">
            <text:p>-0.009693</text:p>
          </table:table-cell>
          <table:table-cell table:style-name="ce3" office:value-type="float" office:value="0.001917">
            <text:p>0.00191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28]-0.06)" office:value-type="float" office:value="0.069693">
            <text:p>0.069693</text:p>
          </table:table-cell>
          <table:table-cell table:formula="of:=ABS([.B28]-[.D28])" office:value-type="float" office:value="0.001917">
            <text:p>0.001917</text:p>
          </table:table-cell>
          <table:table-cell table:style-name="ce3" table:formula="of:=MAX([.G24:.G87])" office:value-type="float" office:value="0.002377">
            <text:p>0.002377</text:p>
          </table:table-cell>
          <table:table-cell table:style-name="ce3" table:formula="of:=[.H27]/[.H28]" office:value-type="float" office:value="2.08960875052587">
            <text:p>2.0896087505</text:p>
          </table:table-cell>
          <table:table-cell table:number-columns-repeated="6"/>
        </table:table-row>
        <table:table-row table:style-name="ro1">
          <table:table-cell table:style-name="ce3" office:value-type="float" office:value="0.003351">
            <text:p>0.00335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29]-0.06)" office:value-type="float" office:value="0.056649">
            <text:p>0.056649</text:p>
          </table:table-cell>
          <table:table-cell table:formula="of:=ABS([.B29]-[.D29])" office:value-type="float" office:value="0">
            <text:p>0</text:p>
          </table:table-cell>
          <table:table-cell table:style-name="ce5" table:formula="of:=MAX([.G92:.G347])" office:value-type="float" office:value="0.001217">
            <text:p>0.001217</text:p>
          </table:table-cell>
          <table:table-cell table:style-name="ce3" table:formula="of:=[.H28]/[.H29]" office:value-type="float" office:value="1.9531635168447">
            <text:p>1.9531635168</text:p>
          </table:table-cell>
          <table:table-cell table:number-columns-repeated="6"/>
        </table:table-row>
        <table:table-row table:style-name="ro1">
          <table:table-cell table:style-name="ce3" office:value-type="float" office:value="-0.006533">
            <text:p>-0.006533</text:p>
          </table:table-cell>
          <table:table-cell table:style-name="ce3" office:value-type="float" office:value="-0.002308">
            <text:p>-0.00230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30]-0.06)" office:value-type="float" office:value="0.066533">
            <text:p>0.066533</text:p>
          </table:table-cell>
          <table:table-cell table:formula="of:=ABS([.B30]-[.D30])" office:value-type="float" office:value="0.002308">
            <text:p>0.002308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6511">
            <text:p>-0.006511</text:p>
          </table:table-cell>
          <table:table-cell table:style-name="ce3" office:value-type="float" office:value="0.002307">
            <text:p>0.00230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31]-0.06)" office:value-type="float" office:value="0.066511">
            <text:p>0.066511</text:p>
          </table:table-cell>
          <table:table-cell table:formula="of:=ABS([.B31]-[.D31])" office:value-type="float" office:value="0.002307">
            <text:p>0.002307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674">
            <text:p>0.003674</text:p>
          </table:table-cell>
          <table:table-cell table:style-name="ce3" office:value-type="float" office:value="-0.000093">
            <text:p>-0.00009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32]-0.06)" office:value-type="float" office:value="0.056326">
            <text:p>0.056326</text:p>
          </table:table-cell>
          <table:table-cell table:formula="of:=ABS([.B32]-[.D32])" office:value-type="float" office:value="0.000093">
            <text:p>0.000093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674">
            <text:p>0.003674</text:p>
          </table:table-cell>
          <table:table-cell table:style-name="ce3" office:value-type="float" office:value="0.000093">
            <text:p>0.00009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33]-0.06)" office:value-type="float" office:value="0.056326">
            <text:p>0.056326</text:p>
          </table:table-cell>
          <table:table-cell table:formula="of:=ABS([.B33]-[.D33])" office:value-type="float" office:value="0.000093">
            <text:p>0.000093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079">
            <text:p>0.003079</text:p>
          </table:table-cell>
          <table:table-cell table:style-name="ce3" office:value-type="float" office:value="0.000034">
            <text:p>0.000034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34]-0.06)" office:value-type="float" office:value="0.056921">
            <text:p>0.056921</text:p>
          </table:table-cell>
          <table:table-cell table:formula="of:=ABS([.B34]-[.D34])" office:value-type="float" office:value="0.000034">
            <text:p>0.000034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078">
            <text:p>0.003078</text:p>
          </table:table-cell>
          <table:table-cell table:style-name="ce3" office:value-type="float" office:value="-0.000033">
            <text:p>-0.00003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35]-0.06)" office:value-type="float" office:value="0.056922">
            <text:p>0.056922</text:p>
          </table:table-cell>
          <table:table-cell table:formula="of:=ABS([.B35]-[.D35])" office:value-type="float" office:value="0.000033">
            <text:p>0.000033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2769">
            <text:p>-0.002769</text:p>
          </table:table-cell>
          <table:table-cell table:style-name="ce3" office:value-type="float" office:value="-0.002173">
            <text:p>-0.00217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36]-0.06)" office:value-type="float" office:value="0.062769">
            <text:p>0.062769</text:p>
          </table:table-cell>
          <table:table-cell table:formula="of:=ABS([.B36]-[.D36])" office:value-type="float" office:value="0.002173">
            <text:p>0.002173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2752">
            <text:p>-0.002752</text:p>
          </table:table-cell>
          <table:table-cell table:style-name="ce3" office:value-type="float" office:value="0.002168">
            <text:p>0.00216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37]-0.06)" office:value-type="float" office:value="0.062752">
            <text:p>0.062752</text:p>
          </table:table-cell>
          <table:table-cell table:formula="of:=ABS([.B37]-[.D37])" office:value-type="float" office:value="0.002168">
            <text:p>0.002168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922">
            <text:p>0.0039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38]-0.06)" office:value-type="float" office:value="0.056078">
            <text:p>0.056078</text:p>
          </table:table-cell>
          <table:table-cell table:formula="of:=ABS([.B38]-[.D38])" office:value-type="float" office:value="0">
            <text:p>0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883">
            <text:p>0.003883</text:p>
          </table:table-cell>
          <table:table-cell table:style-name="ce3" office:value-type="float" office:value="-0.000008">
            <text:p>-0.00000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39]-0.06)" office:value-type="float" office:value="0.056117">
            <text:p>0.056117</text:p>
          </table:table-cell>
          <table:table-cell table:formula="of:=ABS([.B39]-[.D39])" office:value-type="float" office:value="0.000008">
            <text:p>0.000008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883">
            <text:p>0.003883</text:p>
          </table:table-cell>
          <table:table-cell table:style-name="ce3" office:value-type="float" office:value="0.000008">
            <text:p>0.00000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40]-0.06)" office:value-type="float" office:value="0.056117">
            <text:p>0.056117</text:p>
          </table:table-cell>
          <table:table-cell table:formula="of:=ABS([.B40]-[.D40])" office:value-type="float" office:value="0.000008">
            <text:p>0.000008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4533">
            <text:p>0.004533</text:p>
          </table:table-cell>
          <table:table-cell table:style-name="ce3" office:value-type="float" office:value="-0.000081">
            <text:p>-0.00008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41]-0.06)" office:value-type="float" office:value="0.055467">
            <text:p>0.055467</text:p>
          </table:table-cell>
          <table:table-cell table:formula="of:=ABS([.B41]-[.D41])" office:value-type="float" office:value="0.000081">
            <text:p>0.00008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4533">
            <text:p>0.004533</text:p>
          </table:table-cell>
          <table:table-cell table:style-name="ce3" office:value-type="float" office:value="0.000081">
            <text:p>0.00008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42]-0.06)" office:value-type="float" office:value="0.055467">
            <text:p>0.055467</text:p>
          </table:table-cell>
          <table:table-cell table:formula="of:=ABS([.B42]-[.D42])" office:value-type="float" office:value="0.000081">
            <text:p>0.00008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0507">
            <text:p>-0.000507</text:p>
          </table:table-cell>
          <table:table-cell table:style-name="ce3" office:value-type="float" office:value="-0.00176">
            <text:p>-0.00176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43]-0.06)" office:value-type="float" office:value="0.060507">
            <text:p>0.060507</text:p>
          </table:table-cell>
          <table:table-cell table:formula="of:=ABS([.B43]-[.D43])" office:value-type="float" office:value="0.00176">
            <text:p>0.00176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0499">
            <text:p>-0.000499</text:p>
          </table:table-cell>
          <table:table-cell table:style-name="ce3" office:value-type="float" office:value="0.001757">
            <text:p>0.00175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44]-0.06)" office:value-type="float" office:value="0.060499">
            <text:p>0.060499</text:p>
          </table:table-cell>
          <table:table-cell table:formula="of:=ABS([.B44]-[.D44])" office:value-type="float" office:value="0.001757">
            <text:p>0.001757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933">
            <text:p>0.0039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45]-0.06)" office:value-type="float" office:value="0.056067">
            <text:p>0.056067</text:p>
          </table:table-cell>
          <table:table-cell table:formula="of:=ABS([.B45]-[.D45])" office:value-type="float" office:value="0">
            <text:p>0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521">
            <text:p>0.003521</text:p>
          </table:table-cell>
          <table:table-cell table:style-name="ce3" office:value-type="float" office:value="0.000139">
            <text:p>0.00013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46]-0.06)" office:value-type="float" office:value="0.056479">
            <text:p>0.056479</text:p>
          </table:table-cell>
          <table:table-cell table:formula="of:=ABS([.B46]-[.D46])" office:value-type="float" office:value="0.000139">
            <text:p>0.000139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523">
            <text:p>0.003523</text:p>
          </table:table-cell>
          <table:table-cell table:style-name="ce3" office:value-type="float" office:value="-0.00014">
            <text:p>-0.00014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47]-0.06)" office:value-type="float" office:value="0.056477">
            <text:p>0.056477</text:p>
          </table:table-cell>
          <table:table-cell table:formula="of:=ABS([.B47]-[.D47])" office:value-type="float" office:value="0.00014">
            <text:p>0.00014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691">
            <text:p>0.003691</text:p>
          </table:table-cell>
          <table:table-cell table:style-name="ce3" office:value-type="float" office:value="0.000011">
            <text:p>0.00001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48]-0.06)" office:value-type="float" office:value="0.056309">
            <text:p>0.056309</text:p>
          </table:table-cell>
          <table:table-cell table:formula="of:=ABS([.B48]-[.D48])" office:value-type="float" office:value="0.000011">
            <text:p>0.00001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691">
            <text:p>0.003691</text:p>
          </table:table-cell>
          <table:table-cell table:style-name="ce3" office:value-type="float" office:value="-0.000011">
            <text:p>-0.00001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49]-0.06)" office:value-type="float" office:value="0.056309">
            <text:p>0.056309</text:p>
          </table:table-cell>
          <table:table-cell table:formula="of:=ABS([.B49]-[.D49])" office:value-type="float" office:value="0.000011">
            <text:p>0.00001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916">
            <text:p>0.003916</text:p>
          </table:table-cell>
          <table:table-cell table:style-name="ce3" office:value-type="float" office:value="0.000048">
            <text:p>0.000048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50]-0.06)" office:value-type="float" office:value="0.056084">
            <text:p>0.056084</text:p>
          </table:table-cell>
          <table:table-cell table:formula="of:=ABS([.B50]-[.D50])" office:value-type="float" office:value="0.000048">
            <text:p>0.000048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916">
            <text:p>0.003916</text:p>
          </table:table-cell>
          <table:table-cell table:style-name="ce3" office:value-type="float" office:value="-0.000049">
            <text:p>-0.00004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51]-0.06)" office:value-type="float" office:value="0.056084">
            <text:p>0.056084</text:p>
          </table:table-cell>
          <table:table-cell table:formula="of:=ABS([.B51]-[.D51])" office:value-type="float" office:value="0.000049">
            <text:p>0.000049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1523">
            <text:p>0.001523</text:p>
          </table:table-cell>
          <table:table-cell table:style-name="ce3" office:value-type="float" office:value="-0.000543">
            <text:p>-0.00054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52]-0.06)" office:value-type="float" office:value="0.058477">
            <text:p>0.058477</text:p>
          </table:table-cell>
          <table:table-cell table:formula="of:=ABS([.B52]-[.D52])" office:value-type="float" office:value="0.000543">
            <text:p>0.000543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1523">
            <text:p>0.001523</text:p>
          </table:table-cell>
          <table:table-cell table:style-name="ce3" office:value-type="float" office:value="0.000541">
            <text:p>0.00054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53]-0.06)" office:value-type="float" office:value="0.058477">
            <text:p>0.058477</text:p>
          </table:table-cell>
          <table:table-cell table:formula="of:=ABS([.B53]-[.D53])" office:value-type="float" office:value="0.000541">
            <text:p>0.00054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79">
            <text:p>0.00379</text:p>
          </table:table-cell>
          <table:table-cell table:style-name="ce3" office:value-type="float" office:value="-0.000001">
            <text:p>-0.00000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54]-0.06)" office:value-type="float" office:value="0.05621">
            <text:p>0.05621</text:p>
          </table:table-cell>
          <table:table-cell table:formula="of:=ABS([.B54]-[.D54])" office:value-type="float" office:value="0.000001">
            <text:p>0.00000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794">
            <text:p>0.00379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55]-0.06)" office:value-type="float" office:value="0.056206">
            <text:p>0.056206</text:p>
          </table:table-cell>
          <table:table-cell table:formula="of:=ABS([.B55]-[.D55])" office:value-type="float" office:value="0">
            <text:p>0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811">
            <text:p>0.0038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56]-0.06)" office:value-type="float" office:value="0.056189">
            <text:p>0.056189</text:p>
          </table:table-cell>
          <table:table-cell table:formula="of:=ABS([.B56]-[.D56])" office:value-type="float" office:value="0">
            <text:p>0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878">
            <text:p>0.003878</text:p>
          </table:table-cell>
          <table:table-cell table:style-name="ce3" office:value-type="float" office:value="0.000007">
            <text:p>0.00000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57]-0.06)" office:value-type="float" office:value="0.056122">
            <text:p>0.056122</text:p>
          </table:table-cell>
          <table:table-cell table:formula="of:=ABS([.B57]-[.D57])" office:value-type="float" office:value="0.000007">
            <text:p>0.000007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878">
            <text:p>0.003878</text:p>
          </table:table-cell>
          <table:table-cell table:style-name="ce3" office:value-type="float" office:value="-0.000007">
            <text:p>-0.00000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58]-0.06)" office:value-type="float" office:value="0.056122">
            <text:p>0.056122</text:p>
          </table:table-cell>
          <table:table-cell table:formula="of:=ABS([.B58]-[.D58])" office:value-type="float" office:value="0.000007">
            <text:p>0.000007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155">
            <text:p>0.00155</text:p>
          </table:table-cell>
          <table:table-cell table:style-name="ce3" office:value-type="float" office:value="-0.000613">
            <text:p>-0.00061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59]-0.06)" office:value-type="float" office:value="0.05845">
            <text:p>0.05845</text:p>
          </table:table-cell>
          <table:table-cell table:formula="of:=ABS([.B59]-[.D59])" office:value-type="float" office:value="0.000613">
            <text:p>0.000613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155">
            <text:p>0.00155</text:p>
          </table:table-cell>
          <table:table-cell table:style-name="ce3" office:value-type="float" office:value="0.000616">
            <text:p>0.000616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60]-0.06)" office:value-type="float" office:value="0.05845">
            <text:p>0.05845</text:p>
          </table:table-cell>
          <table:table-cell table:formula="of:=ABS([.B60]-[.D60])" office:value-type="float" office:value="0.000616">
            <text:p>0.000616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879">
            <text:p>0.003879</text:p>
          </table:table-cell>
          <table:table-cell table:style-name="ce3" office:value-type="float" office:value="-0.000004">
            <text:p>-0.000004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61]-0.06)" office:value-type="float" office:value="0.056121">
            <text:p>0.056121</text:p>
          </table:table-cell>
          <table:table-cell table:formula="of:=ABS([.B61]-[.D61])" office:value-type="float" office:value="0.000004">
            <text:p>0.000004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879">
            <text:p>0.003879</text:p>
          </table:table-cell>
          <table:table-cell table:style-name="ce3" office:value-type="float" office:value="0.000004">
            <text:p>0.000004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62]-0.06)" office:value-type="float" office:value="0.056121">
            <text:p>0.056121</text:p>
          </table:table-cell>
          <table:table-cell table:formula="of:=ABS([.B62]-[.D62])" office:value-type="float" office:value="0.000004">
            <text:p>0.000004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808">
            <text:p>0.003808</text:p>
          </table:table-cell>
          <table:table-cell table:style-name="ce3" office:value-type="float" office:value="0.000005">
            <text:p>0.000005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63]-0.06)" office:value-type="float" office:value="0.056192">
            <text:p>0.056192</text:p>
          </table:table-cell>
          <table:table-cell table:formula="of:=ABS([.B63]-[.D63])" office:value-type="float" office:value="0.000005">
            <text:p>0.000005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809">
            <text:p>0.003809</text:p>
          </table:table-cell>
          <table:table-cell table:style-name="ce3" office:value-type="float" office:value="-0.000006">
            <text:p>-0.000006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64]-0.06)" office:value-type="float" office:value="0.056191">
            <text:p>0.056191</text:p>
          </table:table-cell>
          <table:table-cell table:formula="of:=ABS([.B64]-[.D64])" office:value-type="float" office:value="0.000006">
            <text:p>0.000006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764">
            <text:p>0.0037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65]-0.06)" office:value-type="float" office:value="0.056236">
            <text:p>0.056236</text:p>
          </table:table-cell>
          <table:table-cell table:formula="of:=ABS([.B65]-[.D65])" office:value-type="float" office:value="0">
            <text:p>0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775">
            <text:p>0.003775</text:p>
          </table:table-cell>
          <table:table-cell table:style-name="ce3" office:value-type="float" office:value="0.000034">
            <text:p>0.000034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66]-0.06)" office:value-type="float" office:value="0.056225">
            <text:p>0.056225</text:p>
          </table:table-cell>
          <table:table-cell table:formula="of:=ABS([.B66]-[.D66])" office:value-type="float" office:value="0.000034">
            <text:p>0.000034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775">
            <text:p>0.003775</text:p>
          </table:table-cell>
          <table:table-cell table:style-name="ce3" office:value-type="float" office:value="-0.000036">
            <text:p>-0.000036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67]-0.06)" office:value-type="float" office:value="0.056225">
            <text:p>0.056225</text:p>
          </table:table-cell>
          <table:table-cell table:formula="of:=ABS([.B67]-[.D67])" office:value-type="float" office:value="0.000036">
            <text:p>0.000036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0132">
            <text:p>-0.000132</text:p>
          </table:table-cell>
          <table:table-cell table:style-name="ce3" office:value-type="float" office:value="-0.001559">
            <text:p>-0.00155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68]-0.06)" office:value-type="float" office:value="0.060132">
            <text:p>0.060132</text:p>
          </table:table-cell>
          <table:table-cell table:formula="of:=ABS([.B68]-[.D68])" office:value-type="float" office:value="0.001559">
            <text:p>0.001559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0146">
            <text:p>-0.000146</text:p>
          </table:table-cell>
          <table:table-cell table:style-name="ce3" office:value-type="float" office:value="0.001567">
            <text:p>0.00156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69]-0.06)" office:value-type="float" office:value="0.060146">
            <text:p>0.060146</text:p>
          </table:table-cell>
          <table:table-cell table:formula="of:=ABS([.B69]-[.D69])" office:value-type="float" office:value="0.001567">
            <text:p>0.001567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723">
            <text:p>0.003723</text:p>
          </table:table-cell>
          <table:table-cell table:style-name="ce3" office:value-type="float" office:value="0.000039">
            <text:p>0.00003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70]-0.06)" office:value-type="float" office:value="0.056277">
            <text:p>0.056277</text:p>
          </table:table-cell>
          <table:table-cell table:formula="of:=ABS([.B70]-[.D70])" office:value-type="float" office:value="0.000039">
            <text:p>0.000039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723">
            <text:p>0.003723</text:p>
          </table:table-cell>
          <table:table-cell table:style-name="ce3" office:value-type="float" office:value="-0.000039">
            <text:p>-0.00003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71]-0.06)" office:value-type="float" office:value="0.056277">
            <text:p>0.056277</text:p>
          </table:table-cell>
          <table:table-cell table:formula="of:=ABS([.B71]-[.D71])" office:value-type="float" office:value="0.000039">
            <text:p>0.000039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636">
            <text:p>0.003636</text:p>
          </table:table-cell>
          <table:table-cell table:style-name="ce3" office:value-type="float" office:value="-0.00011">
            <text:p>-0.0001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72]-0.06)" office:value-type="float" office:value="0.056364">
            <text:p>0.056364</text:p>
          </table:table-cell>
          <table:table-cell table:formula="of:=ABS([.B72]-[.D72])" office:value-type="float" office:value="0.00011">
            <text:p>0.0001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634">
            <text:p>0.003634</text:p>
          </table:table-cell>
          <table:table-cell table:style-name="ce3" office:value-type="float" office:value="0.000115">
            <text:p>0.000115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73]-0.06)" office:value-type="float" office:value="0.056366">
            <text:p>0.056366</text:p>
          </table:table-cell>
          <table:table-cell table:formula="of:=ABS([.B73]-[.D73])" office:value-type="float" office:value="0.000115">
            <text:p>0.000115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118">
            <text:p>0.003118</text:p>
          </table:table-cell>
          <table:table-cell table:style-name="ce3" office:value-type="float" office:value="0.000001">
            <text:p>0.00000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74]-0.06)" office:value-type="float" office:value="0.056882">
            <text:p>0.056882</text:p>
          </table:table-cell>
          <table:table-cell table:formula="of:=ABS([.B74]-[.D74])" office:value-type="float" office:value="0.000001">
            <text:p>0.00000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3698">
            <text:p>-0.003698</text:p>
          </table:table-cell>
          <table:table-cell table:style-name="ce3" office:value-type="float" office:value="-0.002359">
            <text:p>-0.00235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75]-0.06)" office:value-type="float" office:value="0.063698">
            <text:p>0.063698</text:p>
          </table:table-cell>
          <table:table-cell table:formula="of:=ABS([.B75]-[.D75])" office:value-type="float" office:value="0.002359">
            <text:p>0.002359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3721">
            <text:p>-0.003721</text:p>
          </table:table-cell>
          <table:table-cell table:style-name="ce3" office:value-type="float" office:value="0.00236">
            <text:p>0.00236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76]-0.06)" office:value-type="float" office:value="0.063721">
            <text:p>0.063721</text:p>
          </table:table-cell>
          <table:table-cell table:formula="of:=ABS([.B76]-[.D76])" office:value-type="float" office:value="0.00236">
            <text:p>0.00236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91">
            <text:p>0.00391</text:p>
          </table:table-cell>
          <table:table-cell table:style-name="ce3" office:value-type="float" office:value="-0.000035">
            <text:p>-0.000035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77]-0.06)" office:value-type="float" office:value="0.05609">
            <text:p>0.05609</text:p>
          </table:table-cell>
          <table:table-cell table:formula="of:=ABS([.B77]-[.D77])" office:value-type="float" office:value="0.000035">
            <text:p>0.000035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3908">
            <text:p>0.003908</text:p>
          </table:table-cell>
          <table:table-cell table:style-name="ce3" office:value-type="float" office:value="0.000035">
            <text:p>0.000035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78]-0.06)" office:value-type="float" office:value="0.056092">
            <text:p>0.056092</text:p>
          </table:table-cell>
          <table:table-cell table:formula="of:=ABS([.B78]-[.D78])" office:value-type="float" office:value="0.000035">
            <text:p>0.000035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4344">
            <text:p>0.004344</text:p>
          </table:table-cell>
          <table:table-cell table:style-name="ce3" office:value-type="float" office:value="0.000266">
            <text:p>0.000266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79]-0.06)" office:value-type="float" office:value="0.055656">
            <text:p>0.055656</text:p>
          </table:table-cell>
          <table:table-cell table:formula="of:=ABS([.B79]-[.D79])" office:value-type="float" office:value="0.000266">
            <text:p>0.000266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4355">
            <text:p>0.004355</text:p>
          </table:table-cell>
          <table:table-cell table:style-name="ce3" office:value-type="float" office:value="-0.000269">
            <text:p>-0.00026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80]-0.06)" office:value-type="float" office:value="0.055645">
            <text:p>0.055645</text:p>
          </table:table-cell>
          <table:table-cell table:formula="of:=ABS([.B80]-[.D80])" office:value-type="float" office:value="0.000269">
            <text:p>0.000269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6587">
            <text:p>-0.006587</text:p>
          </table:table-cell>
          <table:table-cell table:style-name="ce3" office:value-type="float" office:value="-0.002377">
            <text:p>-0.002377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81]-0.06)" office:value-type="float" office:value="0.066587">
            <text:p>0.066587</text:p>
          </table:table-cell>
          <table:table-cell table:formula="of:=ABS([.B81]-[.D81])" office:value-type="float" office:value="0.002377">
            <text:p>0.002377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6609">
            <text:p>-0.006609</text:p>
          </table:table-cell>
          <table:table-cell table:style-name="ce3" office:value-type="float" office:value="0.002374">
            <text:p>0.002374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82]-0.06)" office:value-type="float" office:value="0.066609">
            <text:p>0.066609</text:p>
          </table:table-cell>
          <table:table-cell table:formula="of:=ABS([.B82]-[.D82])" office:value-type="float" office:value="0.002374">
            <text:p>0.002374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9274">
            <text:p>-0.009274</text:p>
          </table:table-cell>
          <table:table-cell table:style-name="ce3" office:value-type="float" office:value="-0.00186">
            <text:p>-0.00186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83]-0.06)" office:value-type="float" office:value="0.069274">
            <text:p>0.069274</text:p>
          </table:table-cell>
          <table:table-cell table:formula="of:=ABS([.B83]-[.D83])" office:value-type="float" office:value="0.00186">
            <text:p>0.00186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9309">
            <text:p>-0.009309</text:p>
          </table:table-cell>
          <table:table-cell table:style-name="ce3" office:value-type="float" office:value="0.001859">
            <text:p>0.00185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84]-0.06)" office:value-type="float" office:value="0.069309">
            <text:p>0.069309</text:p>
          </table:table-cell>
          <table:table-cell table:formula="of:=ABS([.B84]-[.D84])" office:value-type="float" office:value="0.001859">
            <text:p>0.001859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11711">
            <text:p>-0.011711</text:p>
          </table:table-cell>
          <table:table-cell table:style-name="ce3" office:value-type="float" office:value="-0.000831">
            <text:p>-0.000831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85]-0.06)" office:value-type="float" office:value="0.071711">
            <text:p>0.071711</text:p>
          </table:table-cell>
          <table:table-cell table:formula="of:=ABS([.B85]-[.D85])" office:value-type="float" office:value="0.000831">
            <text:p>0.00083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11702">
            <text:p>-0.011702</text:p>
          </table:table-cell>
          <table:table-cell table:style-name="ce3" office:value-type="float" office:value="0.000825">
            <text:p>0.000825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86]-0.06)" office:value-type="float" office:value="0.071702">
            <text:p>0.071702</text:p>
          </table:table-cell>
          <table:table-cell table:formula="of:=ABS([.B86]-[.D86])" office:value-type="float" office:value="0.000825">
            <text:p>0.000825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12385">
            <text:p>-0.012385</text:p>
          </table:table-cell>
          <table:table-cell table:style-name="ce3" office:value-type="float" office:value="-0.000003">
            <text:p>-0.00000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formula="of:=ABS([.A87]-0.06)" office:value-type="float" office:value="0.072385">
            <text:p>0.072385</text:p>
          </table:table-cell>
          <table:table-cell table:formula="of:=ABS([.B87]-[.D87])" office:value-type="float" office:value="0.000003">
            <text:p>0.000003</text:p>
          </table:table-cell>
          <table:table-cell table:style-name="ce3"/>
          <table:table-cell table:number-columns-repeated="7"/>
        </table:table-row>
        <table:table-row table:style-name="ro1" table:number-rows-repeated="2">
          <table:table-cell table:style-name="ce3" table:number-columns-repeated="5"/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2" office:value-type="string">
            <text:p>GRID 16</text:p>
          </table:table-cell>
          <table:table-cell table:number-columns-repeated="4"/>
          <table:table-cell table:style-name="Default" table:number-columns-repeated="2"/>
          <table:table-cell table:style-name="ce3"/>
          <table:table-cell table:number-columns-repeated="7"/>
        </table:table-row>
        <table:table-row table:style-name="ro1">
          <table:table-cell table:style-name="ce2" office:value-type="string">
            <text:p>Fx</text:p>
          </table:table-cell>
          <table:table-cell table:style-name="ce2" office:value-type="string">
            <text:p>Fy</text:p>
          </table:table-cell>
          <table:table-cell table:style-name="ce2" office:value-type="string">
            <text:p>expected Fx</text:p>
          </table:table-cell>
          <table:table-cell table:style-name="ce2" office:value-type="string">
            <text:p>expected Fy</text:p>
          </table:table-cell>
          <table:table-cell table:style-name="ce2" office:value-type="string">
            <text:p>def</text:p>
          </table:table-cell>
          <table:table-cell table:style-name="ce2" office:value-type="string">
            <text:p>diff x</text:p>
          </table:table-cell>
          <table:table-cell table:style-name="ce2" office:value-type="string">
            <text:p>diff y 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7218">
            <text:p>-0.007218</text:p>
          </table:table-cell>
          <table:table-cell table:style-name="ce3" office:value-type="float" office:value="-0.000109">
            <text:p>-0.00010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">
            <text:p>0.01</text:p>
          </table:table-cell>
          <table:table-cell table:formula="of:=ABS([.A92]-0.06)" office:value-type="float" office:value="0.067218">
            <text:p>0.067218</text:p>
          </table:table-cell>
          <table:table-cell table:formula="of:=ABS([.B92])" office:value-type="float" office:value="0.000109">
            <text:p>0.000109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7182">
            <text:p>-0.007182</text:p>
          </table:table-cell>
          <table:table-cell table:style-name="ce3" office:value-type="float" office:value="0.000233">
            <text:p>0.000233</text:p>
          </table:table-cell>
          <table:table-cell table:style-name="ce3" table:number-columns-repeated="3"/>
          <table:table-cell table:formula="of:=ABS([.A93]-0.06)" office:value-type="float" office:value="0.067182">
            <text:p>0.067182</text:p>
          </table:table-cell>
          <table:table-cell table:formula="of:=ABS([.B93])" office:value-type="float" office:value="0.000233">
            <text:p>0.000233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6449">
            <text:p>-0.006449</text:p>
          </table:table-cell>
          <table:table-cell table:style-name="ce3" office:value-type="float" office:value="-0.000387">
            <text:p>-0.000387</text:p>
          </table:table-cell>
          <table:table-cell table:style-name="ce3" table:number-columns-repeated="3"/>
          <table:table-cell table:formula="of:=ABS([.A94]-0.06)" office:value-type="float" office:value="0.066449">
            <text:p>0.066449</text:p>
          </table:table-cell>
          <table:table-cell table:formula="of:=ABS([.B94])" office:value-type="float" office:value="0.000387">
            <text:p>0.000387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6349">
            <text:p>-0.006349</text:p>
          </table:table-cell>
          <table:table-cell table:style-name="ce3" office:value-type="float" office:value="0.000495">
            <text:p>0.000495</text:p>
          </table:table-cell>
          <table:table-cell table:style-name="ce3" table:number-columns-repeated="3"/>
          <table:table-cell table:formula="of:=ABS([.A95]-0.06)" office:value-type="float" office:value="0.066349">
            <text:p>0.066349</text:p>
          </table:table-cell>
          <table:table-cell table:formula="of:=ABS([.B95])" office:value-type="float" office:value="0.000495">
            <text:p>0.000495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633">
            <text:p>-0.00633</text:p>
          </table:table-cell>
          <table:table-cell table:style-name="ce3" office:value-type="float" office:value="-0.000606">
            <text:p>-0.000606</text:p>
          </table:table-cell>
          <table:table-cell table:style-name="ce3" table:number-columns-repeated="3"/>
          <table:table-cell table:formula="of:=ABS([.A96]-0.06)" office:value-type="float" office:value="0.06633">
            <text:p>0.06633</text:p>
          </table:table-cell>
          <table:table-cell table:formula="of:=ABS([.B96])" office:value-type="float" office:value="0.000606">
            <text:p>0.000606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6153">
            <text:p>-0.006153</text:p>
          </table:table-cell>
          <table:table-cell table:style-name="ce3" office:value-type="float" office:value="0.000715">
            <text:p>0.000715</text:p>
          </table:table-cell>
          <table:table-cell table:style-name="ce3" table:number-columns-repeated="3"/>
          <table:table-cell table:formula="of:=ABS([.A97]-0.06)" office:value-type="float" office:value="0.066153">
            <text:p>0.066153</text:p>
          </table:table-cell>
          <table:table-cell table:formula="of:=ABS([.B97])" office:value-type="float" office:value="0.000715">
            <text:p>0.000715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6026">
            <text:p>-0.006026</text:p>
          </table:table-cell>
          <table:table-cell table:style-name="ce3" office:value-type="float" office:value="-0.000908">
            <text:p>-0.000908</text:p>
          </table:table-cell>
          <table:table-cell table:style-name="ce3" table:number-columns-repeated="3"/>
          <table:table-cell table:formula="of:=ABS([.A98]-0.06)" office:value-type="float" office:value="0.066026">
            <text:p>0.066026</text:p>
          </table:table-cell>
          <table:table-cell table:formula="of:=ABS([.B98])" office:value-type="float" office:value="0.000908">
            <text:p>0.000908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0685">
            <text:p>0.000685</text:p>
          </table:table-cell>
          <table:table-cell table:style-name="ce3" office:value-type="float" office:value="-0">
            <text:p>-0</text:p>
          </table:table-cell>
          <table:table-cell table:style-name="ce3" table:number-columns-repeated="3"/>
          <table:table-cell table:formula="of:=ABS([.A99]-0.06)" office:value-type="float" office:value="0.059315">
            <text:p>0.059315</text:p>
          </table:table-cell>
          <table:table-cell table:formula="of:=ABS([.B99])" office:value-type="float" office:value="0">
            <text:p>0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5808">
            <text:p>-0.005808</text:p>
          </table:table-cell>
          <table:table-cell table:style-name="ce3" office:value-type="float" office:value="0.001006">
            <text:p>0.001006</text:p>
          </table:table-cell>
          <table:table-cell table:style-name="ce3" table:number-columns-repeated="3"/>
          <table:table-cell table:formula="of:=ABS([.A100]-0.06)" office:value-type="float" office:value="0.065808">
            <text:p>0.065808</text:p>
          </table:table-cell>
          <table:table-cell table:formula="of:=ABS([.B100])" office:value-type="float" office:value="0.001006">
            <text:p>0.001006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0789">
            <text:p>0.000789</text:p>
          </table:table-cell>
          <table:table-cell table:style-name="ce3" office:value-type="float" office:value="0.000015">
            <text:p>0.000015</text:p>
          </table:table-cell>
          <table:table-cell table:style-name="ce3" table:number-columns-repeated="3"/>
          <table:table-cell table:formula="of:=ABS([.A101]-0.06)" office:value-type="float" office:value="0.059211">
            <text:p>0.059211</text:p>
          </table:table-cell>
          <table:table-cell table:formula="of:=ABS([.B101])" office:value-type="float" office:value="0.000015">
            <text:p>0.000015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0789">
            <text:p>0.000789</text:p>
          </table:table-cell>
          <table:table-cell table:style-name="ce3" office:value-type="float" office:value="-0.00001">
            <text:p>-0.00001</text:p>
          </table:table-cell>
          <table:table-cell table:style-name="ce3" table:number-columns-repeated="3"/>
          <table:table-cell table:formula="of:=ABS([.A102]-0.06)" office:value-type="float" office:value="0.059211">
            <text:p>0.059211</text:p>
          </table:table-cell>
          <table:table-cell table:formula="of:=ABS([.B102])" office:value-type="float" office:value="0.00001">
            <text:p>0.0000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5067">
            <text:p>-0.005067</text:p>
          </table:table-cell>
          <table:table-cell table:style-name="ce3" office:value-type="float" office:value="-0.00106">
            <text:p>-0.00106</text:p>
          </table:table-cell>
          <table:table-cell table:style-name="ce3" table:number-columns-repeated="3"/>
          <table:table-cell table:formula="of:=ABS([.A103]-0.06)" office:value-type="float" office:value="0.065067">
            <text:p>0.065067</text:p>
          </table:table-cell>
          <table:table-cell table:formula="of:=ABS([.B103])" office:value-type="float" office:value="0.00106">
            <text:p>0.00106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0704">
            <text:p>0.000704</text:p>
          </table:table-cell>
          <table:table-cell table:style-name="ce3" office:value-type="float" office:value="-0.000017">
            <text:p>-0.000017</text:p>
          </table:table-cell>
          <table:table-cell table:style-name="ce3" table:number-columns-repeated="3"/>
          <table:table-cell table:formula="of:=ABS([.A104]-0.06)" office:value-type="float" office:value="0.059296">
            <text:p>0.059296</text:p>
          </table:table-cell>
          <table:table-cell table:formula="of:=ABS([.B104])" office:value-type="float" office:value="0.000017">
            <text:p>0.000017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0878">
            <text:p>0.000878</text:p>
          </table:table-cell>
          <table:table-cell table:style-name="ce3" office:value-type="float" office:value="-0.00001">
            <text:p>-0.00001</text:p>
          </table:table-cell>
          <table:table-cell table:style-name="ce3" table:number-columns-repeated="3"/>
          <table:table-cell table:formula="of:=ABS([.A105]-0.06)" office:value-type="float" office:value="0.059122">
            <text:p>0.059122</text:p>
          </table:table-cell>
          <table:table-cell table:formula="of:=ABS([.B105])" office:value-type="float" office:value="0.00001">
            <text:p>0.00001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0.000699">
            <text:p>0.000699</text:p>
          </table:table-cell>
          <table:table-cell table:style-name="ce3" office:value-type="float" office:value="0.000013">
            <text:p>0.000013</text:p>
          </table:table-cell>
          <table:table-cell table:style-name="ce3" table:number-columns-repeated="3"/>
          <table:table-cell table:formula="of:=ABS([.A106]-0.06)" office:value-type="float" office:value="0.059301">
            <text:p>0.059301</text:p>
          </table:table-cell>
          <table:table-cell table:formula="of:=ABS([.B106])" office:value-type="float" office:value="0.000013">
            <text:p>0.000013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3" office:value-type="float" office:value="-0.004955">
            <text:p>-0.004955</text:p>
          </table:table-cell>
          <table:table-cell table:style-name="ce3" office:value-type="float" office:value="0.00118">
            <text:p>0.00118</text:p>
          </table:table-cell>
          <table:table-cell table:style-name="ce3" table:number-columns-repeated="3"/>
          <table:table-cell table:formula="of:=ABS([.A107]-0.06)" office:value-type="float" office:value="0.064955">
            <text:p>0.064955</text:p>
          </table:table-cell>
          <table:table-cell table:formula="of:=ABS([.B107])" office:value-type="float" office:value="0.00118">
            <text:p>0.00118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0.000861">
            <text:p>0.000861</text:p>
          </table:table-cell>
          <table:table-cell office:value-type="float" office:value="0.000014">
            <text:p>0.000014</text:p>
          </table:table-cell>
          <table:table-cell table:number-columns-repeated="3"/>
          <table:table-cell table:formula="of:=ABS([.A108]-0.06)" office:value-type="float" office:value="0.059139">
            <text:p>0.059139</text:p>
          </table:table-cell>
          <table:table-cell table:formula="of:=ABS([.B108])" office:value-type="float" office:value="0.000014">
            <text:p>0.000014</text:p>
          </table:table-cell>
          <table:table-cell table:number-columns-repeated="8"/>
        </table:table-row>
        <table:table-row table:style-name="ro1">
          <table:table-cell office:value-type="float" office:value="0.000776">
            <text:p>0.000776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109]-0.06)" office:value-type="float" office:value="0.059224">
            <text:p>0.059224</text:p>
          </table:table-cell>
          <table:table-cell table:formula="of:=ABS([.B109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-0.004267">
            <text:p>-0.004267</text:p>
          </table:table-cell>
          <table:table-cell office:value-type="float" office:value="-0.001186">
            <text:p>-0.001186</text:p>
          </table:table-cell>
          <table:table-cell table:number-columns-repeated="3"/>
          <table:table-cell table:formula="of:=ABS([.A110]-0.06)" office:value-type="float" office:value="0.064267">
            <text:p>0.064267</text:p>
          </table:table-cell>
          <table:table-cell table:formula="of:=ABS([.B110])" office:value-type="float" office:value="0.001186">
            <text:p>0.001186</text:p>
          </table:table-cell>
          <table:table-cell table:number-columns-repeated="8"/>
        </table:table-row>
        <table:table-row table:style-name="ro1">
          <table:table-cell office:value-type="float" office:value="0.000796">
            <text:p>0.000796</text:p>
          </table:table-cell>
          <table:table-cell office:value-type="float" office:value="-0.000004">
            <text:p>-0.000004</text:p>
          </table:table-cell>
          <table:table-cell table:number-columns-repeated="3"/>
          <table:table-cell table:formula="of:=ABS([.A111]-0.06)" office:value-type="float" office:value="0.059204">
            <text:p>0.059204</text:p>
          </table:table-cell>
          <table:table-cell table:formula="of:=ABS([.B111])" office:value-type="float" office:value="0.000004">
            <text:p>0.000004</text:p>
          </table:table-cell>
          <table:table-cell table:number-columns-repeated="8"/>
        </table:table-row>
        <table:table-row table:style-name="ro1">
          <table:table-cell office:value-type="float" office:value="0.000773">
            <text:p>0.000773</text:p>
          </table:table-cell>
          <table:table-cell office:value-type="float" office:value="0.000005">
            <text:p>0.000005</text:p>
          </table:table-cell>
          <table:table-cell table:number-columns-repeated="3"/>
          <table:table-cell table:formula="of:=ABS([.A112]-0.06)" office:value-type="float" office:value="0.059227">
            <text:p>0.059227</text:p>
          </table:table-cell>
          <table:table-cell table:formula="of:=ABS([.B112])" office:value-type="float" office:value="0.000005">
            <text:p>0.000005</text:p>
          </table:table-cell>
          <table:table-cell table:number-columns-repeated="8"/>
        </table:table-row>
        <table:table-row table:style-name="ro1">
          <table:table-cell office:value-type="float" office:value="0.000833">
            <text:p>0.000833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113]-0.06)" office:value-type="float" office:value="0.059167">
            <text:p>0.059167</text:p>
          </table:table-cell>
          <table:table-cell table:formula="of:=ABS([.B113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-0.003855">
            <text:p>-0.003855</text:p>
          </table:table-cell>
          <table:table-cell office:value-type="float" office:value="0.001169">
            <text:p>0.001169</text:p>
          </table:table-cell>
          <table:table-cell table:number-columns-repeated="3"/>
          <table:table-cell table:formula="of:=ABS([.A114]-0.06)" office:value-type="float" office:value="0.063855">
            <text:p>0.063855</text:p>
          </table:table-cell>
          <table:table-cell table:formula="of:=ABS([.B114])" office:value-type="float" office:value="0.001169">
            <text:p>0.001169</text:p>
          </table:table-cell>
          <table:table-cell table:number-columns-repeated="8"/>
        </table:table-row>
        <table:table-row table:style-name="ro1">
          <table:table-cell office:value-type="float" office:value="0.00083">
            <text:p>0.00083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115]-0.06)" office:value-type="float" office:value="0.05917">
            <text:p>0.05917</text:p>
          </table:table-cell>
          <table:table-cell table:formula="of:=ABS([.B115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793">
            <text:p>0.000793</text:p>
          </table:table-cell>
          <table:table-cell office:value-type="float" office:value="-0.000019">
            <text:p>-0.000019</text:p>
          </table:table-cell>
          <table:table-cell table:number-columns-repeated="3"/>
          <table:table-cell table:formula="of:=ABS([.A116]-0.06)" office:value-type="float" office:value="0.059207">
            <text:p>0.059207</text:p>
          </table:table-cell>
          <table:table-cell table:formula="of:=ABS([.B116])" office:value-type="float" office:value="0.000019">
            <text:p>0.000019</text:p>
          </table:table-cell>
          <table:table-cell table:number-columns-repeated="8"/>
        </table:table-row>
        <table:table-row table:style-name="ro1">
          <table:table-cell office:value-type="float" office:value="0.000795">
            <text:p>0.000795</text:p>
          </table:table-cell>
          <table:table-cell office:value-type="float" office:value="-0.000005">
            <text:p>-0.000005</text:p>
          </table:table-cell>
          <table:table-cell table:number-columns-repeated="3"/>
          <table:table-cell table:formula="of:=ABS([.A117]-0.06)" office:value-type="float" office:value="0.059205">
            <text:p>0.059205</text:p>
          </table:table-cell>
          <table:table-cell table:formula="of:=ABS([.B117])" office:value-type="float" office:value="0.000005">
            <text:p>0.000005</text:p>
          </table:table-cell>
          <table:table-cell table:number-columns-repeated="8"/>
        </table:table-row>
        <table:table-row table:style-name="ro1">
          <table:table-cell office:value-type="float" office:value="0.00077">
            <text:p>0.00077</text:p>
          </table:table-cell>
          <table:table-cell office:value-type="float" office:value="0.00002">
            <text:p>0.00002</text:p>
          </table:table-cell>
          <table:table-cell table:number-columns-repeated="3"/>
          <table:table-cell table:formula="of:=ABS([.A118]-0.06)" office:value-type="float" office:value="0.05923">
            <text:p>0.05923</text:p>
          </table:table-cell>
          <table:table-cell table:formula="of:=ABS([.B118])" office:value-type="float" office:value="0.00002">
            <text:p>0.00002</text:p>
          </table:table-cell>
          <table:table-cell table:number-columns-repeated="8"/>
        </table:table-row>
        <table:table-row table:style-name="ro1">
          <table:table-cell office:value-type="float" office:value="0.000654">
            <text:p>0.000654</text:p>
          </table:table-cell>
          <table:table-cell office:value-type="float" office:value="0.000039">
            <text:p>0.000039</text:p>
          </table:table-cell>
          <table:table-cell table:number-columns-repeated="3"/>
          <table:table-cell table:formula="of:=ABS([.A119]-0.06)" office:value-type="float" office:value="0.059346">
            <text:p>0.059346</text:p>
          </table:table-cell>
          <table:table-cell table:formula="of:=ABS([.B119])" office:value-type="float" office:value="0.000039">
            <text:p>0.000039</text:p>
          </table:table-cell>
          <table:table-cell table:number-columns-repeated="8"/>
        </table:table-row>
        <table:table-row table:style-name="ro1">
          <table:table-cell office:value-type="float" office:value="-0.003254">
            <text:p>-0.003254</text:p>
          </table:table-cell>
          <table:table-cell office:value-type="float" office:value="-0.001129">
            <text:p>-0.001129</text:p>
          </table:table-cell>
          <table:table-cell table:number-columns-repeated="3"/>
          <table:table-cell table:formula="of:=ABS([.A120]-0.06)" office:value-type="float" office:value="0.063254">
            <text:p>0.063254</text:p>
          </table:table-cell>
          <table:table-cell table:formula="of:=ABS([.B120])" office:value-type="float" office:value="0.001129">
            <text:p>0.001129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0.000007">
            <text:p>0.000007</text:p>
          </table:table-cell>
          <table:table-cell table:number-columns-repeated="3"/>
          <table:table-cell table:formula="of:=ABS([.A121]-0.06)" office:value-type="float" office:value="0.059156">
            <text:p>0.059156</text:p>
          </table:table-cell>
          <table:table-cell table:formula="of:=ABS([.B121])" office:value-type="float" office:value="0.000007">
            <text:p>0.000007</text:p>
          </table:table-cell>
          <table:table-cell table:number-columns-repeated="8"/>
        </table:table-row>
        <table:table-row table:style-name="ro1">
          <table:table-cell office:value-type="float" office:value="0.000835">
            <text:p>0.000835</text:p>
          </table:table-cell>
          <table:table-cell office:value-type="float" office:value="-0.000011">
            <text:p>-0.000011</text:p>
          </table:table-cell>
          <table:table-cell table:number-columns-repeated="3"/>
          <table:table-cell table:formula="of:=ABS([.A122]-0.06)" office:value-type="float" office:value="0.059165">
            <text:p>0.059165</text:p>
          </table:table-cell>
          <table:table-cell table:formula="of:=ABS([.B122])" office:value-type="float" office:value="0.000011">
            <text:p>0.000011</text:p>
          </table:table-cell>
          <table:table-cell table:number-columns-repeated="8"/>
        </table:table-row>
        <table:table-row table:style-name="ro1">
          <table:table-cell office:value-type="float" office:value="0.000815">
            <text:p>0.000815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123]-0.06)" office:value-type="float" office:value="0.059185">
            <text:p>0.059185</text:p>
          </table:table-cell>
          <table:table-cell table:formula="of:=ABS([.B123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-0.002772">
            <text:p>-0.002772</text:p>
          </table:table-cell>
          <table:table-cell office:value-type="float" office:value="0.001197">
            <text:p>0.001197</text:p>
          </table:table-cell>
          <table:table-cell table:number-columns-repeated="3"/>
          <table:table-cell table:formula="of:=ABS([.A124]-0.06)" office:value-type="float" office:value="0.062772">
            <text:p>0.062772</text:p>
          </table:table-cell>
          <table:table-cell table:formula="of:=ABS([.B124])" office:value-type="float" office:value="0.001197">
            <text:p>0.001197</text:p>
          </table:table-cell>
          <table:table-cell table:number-columns-repeated="8"/>
        </table:table-row>
        <table:table-row table:style-name="ro1">
          <table:table-cell office:value-type="float" office:value="0.000814">
            <text:p>0.000814</text:p>
          </table:table-cell>
          <table:table-cell office:value-type="float" office:value="0.000003">
            <text:p>0.000003</text:p>
          </table:table-cell>
          <table:table-cell table:number-columns-repeated="3"/>
          <table:table-cell table:formula="of:=ABS([.A125]-0.06)" office:value-type="float" office:value="0.059186">
            <text:p>0.059186</text:p>
          </table:table-cell>
          <table:table-cell table:formula="of:=ABS([.B125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0.000662">
            <text:p>0.000662</text:p>
          </table:table-cell>
          <table:table-cell office:value-type="float" office:value="-0.000047">
            <text:p>-0.000047</text:p>
          </table:table-cell>
          <table:table-cell table:number-columns-repeated="3"/>
          <table:table-cell table:formula="of:=ABS([.A126]-0.06)" office:value-type="float" office:value="0.059338">
            <text:p>0.059338</text:p>
          </table:table-cell>
          <table:table-cell table:formula="of:=ABS([.B126])" office:value-type="float" office:value="0.000047">
            <text:p>0.000047</text:p>
          </table:table-cell>
          <table:table-cell table:number-columns-repeated="8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127]-0.06)" office:value-type="float" office:value="0.0592">
            <text:p>0.0592</text:p>
          </table:table-cell>
          <table:table-cell table:formula="of:=ABS([.B127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-0.002249">
            <text:p>-0.002249</text:p>
          </table:table-cell>
          <table:table-cell office:value-type="float" office:value="-0.001117">
            <text:p>-0.001117</text:p>
          </table:table-cell>
          <table:table-cell table:number-columns-repeated="3"/>
          <table:table-cell table:formula="of:=ABS([.A128]-0.06)" office:value-type="float" office:value="0.062249">
            <text:p>0.062249</text:p>
          </table:table-cell>
          <table:table-cell table:formula="of:=ABS([.B128])" office:value-type="float" office:value="0.001117">
            <text:p>0.001117</text:p>
          </table:table-cell>
          <table:table-cell table:number-columns-repeated="8"/>
        </table:table-row>
        <table:table-row table:style-name="ro1">
          <table:table-cell office:value-type="float" office:value="0.000837">
            <text:p>0.000837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129]-0.06)" office:value-type="float" office:value="0.059163">
            <text:p>0.059163</text:p>
          </table:table-cell>
          <table:table-cell table:formula="of:=ABS([.B129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93">
            <text:p>0.00093</text:p>
          </table:table-cell>
          <table:table-cell office:value-type="float" office:value="-0.000026">
            <text:p>-0.000026</text:p>
          </table:table-cell>
          <table:table-cell table:number-columns-repeated="3"/>
          <table:table-cell table:formula="of:=ABS([.A130]-0.06)" office:value-type="float" office:value="0.05907">
            <text:p>0.05907</text:p>
          </table:table-cell>
          <table:table-cell table:formula="of:=ABS([.B130])" office:value-type="float" office:value="0.000026">
            <text:p>0.000026</text:p>
          </table:table-cell>
          <table:table-cell table:number-columns-repeated="8"/>
        </table:table-row>
        <table:table-row table:style-name="ro1">
          <table:table-cell office:value-type="float" office:value="0.000835">
            <text:p>0.000835</text:p>
          </table:table-cell>
          <table:table-cell office:value-type="float" office:value="-0.000003">
            <text:p>-0.000003</text:p>
          </table:table-cell>
          <table:table-cell table:number-columns-repeated="3"/>
          <table:table-cell table:formula="of:=ABS([.A131]-0.06)" office:value-type="float" office:value="0.059165">
            <text:p>0.059165</text:p>
          </table:table-cell>
          <table:table-cell table:formula="of:=ABS([.B131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0.000816">
            <text:p>0.000816</text:p>
          </table:table-cell>
          <table:table-cell office:value-type="float" office:value="-0.000003">
            <text:p>-0.000003</text:p>
          </table:table-cell>
          <table:table-cell table:number-columns-repeated="3"/>
          <table:table-cell table:formula="of:=ABS([.A132]-0.06)" office:value-type="float" office:value="0.059184">
            <text:p>0.059184</text:p>
          </table:table-cell>
          <table:table-cell table:formula="of:=ABS([.B132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0.000802">
            <text:p>0.000802</text:p>
          </table:table-cell>
          <table:table-cell office:value-type="float" office:value="0.000003">
            <text:p>0.000003</text:p>
          </table:table-cell>
          <table:table-cell table:number-columns-repeated="3"/>
          <table:table-cell table:formula="of:=ABS([.A133]-0.06)" office:value-type="float" office:value="0.059198">
            <text:p>0.059198</text:p>
          </table:table-cell>
          <table:table-cell table:formula="of:=ABS([.B133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0.000817">
            <text:p>0.000817</text:p>
          </table:table-cell>
          <table:table-cell office:value-type="float" office:value="-0.000002">
            <text:p>-0.000002</text:p>
          </table:table-cell>
          <table:table-cell table:number-columns-repeated="3"/>
          <table:table-cell table:formula="of:=ABS([.A134]-0.06)" office:value-type="float" office:value="0.059183">
            <text:p>0.059183</text:p>
          </table:table-cell>
          <table:table-cell table:formula="of:=ABS([.B134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-0.002143">
            <text:p>-0.002143</text:p>
          </table:table-cell>
          <table:table-cell office:value-type="float" office:value="0.001217">
            <text:p>0.001217</text:p>
          </table:table-cell>
          <table:table-cell table:number-columns-repeated="3"/>
          <table:table-cell table:formula="of:=ABS([.A135]-0.06)" office:value-type="float" office:value="0.062143">
            <text:p>0.062143</text:p>
          </table:table-cell>
          <table:table-cell table:formula="of:=ABS([.B135])" office:value-type="float" office:value="0.001217">
            <text:p>0.001217</text:p>
          </table:table-cell>
          <table:table-cell table:number-columns-repeated="8"/>
        </table:table-row>
        <table:table-row table:style-name="ro1">
          <table:table-cell office:value-type="float" office:value="0.000933">
            <text:p>0.000933</text:p>
          </table:table-cell>
          <table:table-cell office:value-type="float" office:value="0.000031">
            <text:p>0.000031</text:p>
          </table:table-cell>
          <table:table-cell table:number-columns-repeated="3"/>
          <table:table-cell table:formula="of:=ABS([.A136]-0.06)" office:value-type="float" office:value="0.059067">
            <text:p>0.059067</text:p>
          </table:table-cell>
          <table:table-cell table:formula="of:=ABS([.B136])" office:value-type="float" office:value="0.000031">
            <text:p>0.000031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137]-0.06)" office:value-type="float" office:value="0.059158">
            <text:p>0.059158</text:p>
          </table:table-cell>
          <table:table-cell table:formula="of:=ABS([.B137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-0.000016">
            <text:p>-0.000016</text:p>
          </table:table-cell>
          <table:table-cell table:number-columns-repeated="3"/>
          <table:table-cell table:formula="of:=ABS([.A138]-0.06)" office:value-type="float" office:value="0.0592">
            <text:p>0.0592</text:p>
          </table:table-cell>
          <table:table-cell table:formula="of:=ABS([.B138])" office:value-type="float" office:value="0.000016">
            <text:p>0.000016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-0.000003">
            <text:p>-0.000003</text:p>
          </table:table-cell>
          <table:table-cell table:number-columns-repeated="3"/>
          <table:table-cell table:formula="of:=ABS([.A139]-0.06)" office:value-type="float" office:value="0.059156">
            <text:p>0.059156</text:p>
          </table:table-cell>
          <table:table-cell table:formula="of:=ABS([.B139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0.000828">
            <text:p>0.000828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140]-0.06)" office:value-type="float" office:value="0.059172">
            <text:p>0.059172</text:p>
          </table:table-cell>
          <table:table-cell table:formula="of:=ABS([.B140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16">
            <text:p>0.000816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141]-0.06)" office:value-type="float" office:value="0.059184">
            <text:p>0.059184</text:p>
          </table:table-cell>
          <table:table-cell table:formula="of:=ABS([.B141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22">
            <text:p>0.000822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142]-0.06)" office:value-type="float" office:value="0.059178">
            <text:p>0.059178</text:p>
          </table:table-cell>
          <table:table-cell table:formula="of:=ABS([.B142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-0.001709">
            <text:p>-0.001709</text:p>
          </table:table-cell>
          <table:table-cell office:value-type="float" office:value="-0.001056">
            <text:p>-0.001056</text:p>
          </table:table-cell>
          <table:table-cell table:number-columns-repeated="3"/>
          <table:table-cell table:formula="of:=ABS([.A143]-0.06)" office:value-type="float" office:value="0.061709">
            <text:p>0.061709</text:p>
          </table:table-cell>
          <table:table-cell table:formula="of:=ABS([.B143])" office:value-type="float" office:value="0.001056">
            <text:p>0.001056</text:p>
          </table:table-cell>
          <table:table-cell table:number-columns-repeated="8"/>
        </table:table-row>
        <table:table-row table:style-name="ro1">
          <table:table-cell office:value-type="float" office:value="0.000801">
            <text:p>0.000801</text:p>
          </table:table-cell>
          <table:table-cell office:value-type="float" office:value="0.000021">
            <text:p>0.000021</text:p>
          </table:table-cell>
          <table:table-cell table:number-columns-repeated="3"/>
          <table:table-cell table:formula="of:=ABS([.A144]-0.06)" office:value-type="float" office:value="0.059199">
            <text:p>0.059199</text:p>
          </table:table-cell>
          <table:table-cell table:formula="of:=ABS([.B144])" office:value-type="float" office:value="0.000021">
            <text:p>0.000021</text:p>
          </table:table-cell>
          <table:table-cell table:number-columns-repeated="8"/>
        </table:table-row>
        <table:table-row table:style-name="ro1">
          <table:table-cell office:value-type="float" office:value="0.000837">
            <text:p>0.000837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145]-0.06)" office:value-type="float" office:value="0.059163">
            <text:p>0.059163</text:p>
          </table:table-cell>
          <table:table-cell table:formula="of:=ABS([.B145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38">
            <text:p>0.000838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146]-0.06)" office:value-type="float" office:value="0.059162">
            <text:p>0.059162</text:p>
          </table:table-cell>
          <table:table-cell table:formula="of:=ABS([.B146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34">
            <text:p>0.000834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147]-0.06)" office:value-type="float" office:value="0.059166">
            <text:p>0.059166</text:p>
          </table:table-cell>
          <table:table-cell table:formula="of:=ABS([.B147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28">
            <text:p>0.000828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148]-0.06)" office:value-type="float" office:value="0.059172">
            <text:p>0.059172</text:p>
          </table:table-cell>
          <table:table-cell table:formula="of:=ABS([.B148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33">
            <text:p>0.000833</text:p>
          </table:table-cell>
          <table:table-cell office:value-type="float" office:value="0.000003">
            <text:p>0.000003</text:p>
          </table:table-cell>
          <table:table-cell table:number-columns-repeated="3"/>
          <table:table-cell table:formula="of:=ABS([.A149]-0.06)" office:value-type="float" office:value="0.059167">
            <text:p>0.059167</text:p>
          </table:table-cell>
          <table:table-cell table:formula="of:=ABS([.B149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0.000829">
            <text:p>0.000829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150]-0.06)" office:value-type="float" office:value="0.059171">
            <text:p>0.059171</text:p>
          </table:table-cell>
          <table:table-cell table:formula="of:=ABS([.B150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66">
            <text:p>0.00066</text:p>
          </table:table-cell>
          <table:table-cell office:value-type="float" office:value="0.000014">
            <text:p>0.000014</text:p>
          </table:table-cell>
          <table:table-cell table:number-columns-repeated="3"/>
          <table:table-cell table:formula="of:=ABS([.A151]-0.06)" office:value-type="float" office:value="0.05934">
            <text:p>0.05934</text:p>
          </table:table-cell>
          <table:table-cell table:formula="of:=ABS([.B151])" office:value-type="float" office:value="0.000014">
            <text:p>0.000014</text:p>
          </table:table-cell>
          <table:table-cell table:number-columns-repeated="8"/>
        </table:table-row>
        <table:table-row table:style-name="ro1">
          <table:table-cell office:value-type="float" office:value="-0.001315">
            <text:p>-0.001315</text:p>
          </table:table-cell>
          <table:table-cell office:value-type="float" office:value="0.00105">
            <text:p>0.00105</text:p>
          </table:table-cell>
          <table:table-cell table:number-columns-repeated="3"/>
          <table:table-cell table:formula="of:=ABS([.A152]-0.06)" office:value-type="float" office:value="0.061315">
            <text:p>0.061315</text:p>
          </table:table-cell>
          <table:table-cell table:formula="of:=ABS([.B152])" office:value-type="float" office:value="0.00105">
            <text:p>0.00105</text:p>
          </table:table-cell>
          <table:table-cell table:number-columns-repeated="8"/>
        </table:table-row>
        <table:table-row table:style-name="ro1">
          <table:table-cell office:value-type="float" office:value="-0.000787">
            <text:p>-0.000787</text:p>
          </table:table-cell>
          <table:table-cell office:value-type="float" office:value="-0.00083">
            <text:p>-0.00083</text:p>
          </table:table-cell>
          <table:table-cell table:number-columns-repeated="3"/>
          <table:table-cell table:formula="of:=ABS([.A153]-0.06)" office:value-type="float" office:value="0.060787">
            <text:p>0.060787</text:p>
          </table:table-cell>
          <table:table-cell table:formula="of:=ABS([.B153])" office:value-type="float" office:value="0.00083">
            <text:p>0.00083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0.000006">
            <text:p>0.000006</text:p>
          </table:table-cell>
          <table:table-cell table:number-columns-repeated="3"/>
          <table:table-cell table:formula="of:=ABS([.A154]-0.06)" office:value-type="float" office:value="0.059159">
            <text:p>0.059159</text:p>
          </table:table-cell>
          <table:table-cell table:formula="of:=ABS([.B154])" office:value-type="float" office:value="0.000006">
            <text:p>0.000006</text:p>
          </table:table-cell>
          <table:table-cell table:number-columns-repeated="8"/>
        </table:table-row>
        <table:table-row table:style-name="ro1">
          <table:table-cell office:value-type="float" office:value="0.000848">
            <text:p>0.000848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155]-0.06)" office:value-type="float" office:value="0.059152">
            <text:p>0.059152</text:p>
          </table:table-cell>
          <table:table-cell table:formula="of:=ABS([.B155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156]-0.06)" office:value-type="float" office:value="0.059157">
            <text:p>0.059157</text:p>
          </table:table-cell>
          <table:table-cell table:formula="of:=ABS([.B15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34">
            <text:p>0.000834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157]-0.06)" office:value-type="float" office:value="0.059166">
            <text:p>0.059166</text:p>
          </table:table-cell>
          <table:table-cell table:formula="of:=ABS([.B157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37">
            <text:p>0.000837</text:p>
          </table:table-cell>
          <table:table-cell office:value-type="float" office:value="-0.000002">
            <text:p>-0.000002</text:p>
          </table:table-cell>
          <table:table-cell table:number-columns-repeated="3"/>
          <table:table-cell table:formula="of:=ABS([.A158]-0.06)" office:value-type="float" office:value="0.059163">
            <text:p>0.059163</text:p>
          </table:table-cell>
          <table:table-cell table:formula="of:=ABS([.B158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31">
            <text:p>0.000831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159]-0.06)" office:value-type="float" office:value="0.059169">
            <text:p>0.059169</text:p>
          </table:table-cell>
          <table:table-cell table:formula="of:=ABS([.B159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798">
            <text:p>0.000798</text:p>
          </table:table-cell>
          <table:table-cell office:value-type="float" office:value="-0.00001">
            <text:p>-0.00001</text:p>
          </table:table-cell>
          <table:table-cell table:number-columns-repeated="3"/>
          <table:table-cell table:formula="of:=ABS([.A160]-0.06)" office:value-type="float" office:value="0.059202">
            <text:p>0.059202</text:p>
          </table:table-cell>
          <table:table-cell table:formula="of:=ABS([.B160])" office:value-type="float" office:value="0.00001">
            <text:p>0.00001</text:p>
          </table:table-cell>
          <table:table-cell table:number-columns-repeated="8"/>
        </table:table-row>
        <table:table-row table:style-name="ro1">
          <table:table-cell office:value-type="float" office:value="0.000868">
            <text:p>0.000868</text:p>
          </table:table-cell>
          <table:table-cell office:value-type="float" office:value="-0.000019">
            <text:p>-0.000019</text:p>
          </table:table-cell>
          <table:table-cell table:number-columns-repeated="3"/>
          <table:table-cell table:formula="of:=ABS([.A161]-0.06)" office:value-type="float" office:value="0.059132">
            <text:p>0.059132</text:p>
          </table:table-cell>
          <table:table-cell table:formula="of:=ABS([.B161])" office:value-type="float" office:value="0.000019">
            <text:p>0.000019</text:p>
          </table:table-cell>
          <table:table-cell table:number-columns-repeated="8"/>
        </table:table-row>
        <table:table-row table:style-name="ro1">
          <table:table-cell office:value-type="float" office:value="0.00084">
            <text:p>0.00084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162]-0.06)" office:value-type="float" office:value="0.05916">
            <text:p>0.05916</text:p>
          </table:table-cell>
          <table:table-cell table:formula="of:=ABS([.B162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4">
            <text:p>0.00084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163]-0.06)" office:value-type="float" office:value="0.05916">
            <text:p>0.05916</text:p>
          </table:table-cell>
          <table:table-cell table:formula="of:=ABS([.B163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">
            <text:p>0.00084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164]-0.06)" office:value-type="float" office:value="0.05916">
            <text:p>0.05916</text:p>
          </table:table-cell>
          <table:table-cell table:formula="of:=ABS([.B164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-0.000002">
            <text:p>-0.000002</text:p>
          </table:table-cell>
          <table:table-cell table:number-columns-repeated="3"/>
          <table:table-cell table:formula="of:=ABS([.A165]-0.06)" office:value-type="float" office:value="0.059159">
            <text:p>0.059159</text:p>
          </table:table-cell>
          <table:table-cell table:formula="of:=ABS([.B165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36">
            <text:p>0.000836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166]-0.06)" office:value-type="float" office:value="0.059164">
            <text:p>0.059164</text:p>
          </table:table-cell>
          <table:table-cell table:formula="of:=ABS([.B16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22">
            <text:p>0.000822</text:p>
          </table:table-cell>
          <table:table-cell office:value-type="float" office:value="-0.000004">
            <text:p>-0.000004</text:p>
          </table:table-cell>
          <table:table-cell table:number-columns-repeated="3"/>
          <table:table-cell table:formula="of:=ABS([.A167]-0.06)" office:value-type="float" office:value="0.059178">
            <text:p>0.059178</text:p>
          </table:table-cell>
          <table:table-cell table:formula="of:=ABS([.B167])" office:value-type="float" office:value="0.000004">
            <text:p>0.000004</text:p>
          </table:table-cell>
          <table:table-cell table:number-columns-repeated="8"/>
        </table:table-row>
        <table:table-row table:style-name="ro1">
          <table:table-cell office:value-type="float" office:value="0.000827">
            <text:p>0.000827</text:p>
          </table:table-cell>
          <table:table-cell office:value-type="float" office:value="-0.000006">
            <text:p>-0.000006</text:p>
          </table:table-cell>
          <table:table-cell table:number-columns-repeated="3"/>
          <table:table-cell table:formula="of:=ABS([.A168]-0.06)" office:value-type="float" office:value="0.059173">
            <text:p>0.059173</text:p>
          </table:table-cell>
          <table:table-cell table:formula="of:=ABS([.B168])" office:value-type="float" office:value="0.000006">
            <text:p>0.000006</text:p>
          </table:table-cell>
          <table:table-cell table:number-columns-repeated="8"/>
        </table:table-row>
        <table:table-row table:style-name="ro1">
          <table:table-cell office:value-type="float" office:value="-0.000499">
            <text:p>-0.000499</text:p>
          </table:table-cell>
          <table:table-cell office:value-type="float" office:value="0.000782">
            <text:p>0.000782</text:p>
          </table:table-cell>
          <table:table-cell table:number-columns-repeated="3"/>
          <table:table-cell table:formula="of:=ABS([.A169]-0.06)" office:value-type="float" office:value="0.060499">
            <text:p>0.060499</text:p>
          </table:table-cell>
          <table:table-cell table:formula="of:=ABS([.B169])" office:value-type="float" office:value="0.000782">
            <text:p>0.000782</text:p>
          </table:table-cell>
          <table:table-cell table:number-columns-repeated="8"/>
        </table:table-row>
        <table:table-row table:style-name="ro1">
          <table:table-cell office:value-type="float" office:value="-0.000489">
            <text:p>-0.000489</text:p>
          </table:table-cell>
          <table:table-cell office:value-type="float" office:value="-0.000768">
            <text:p>-0.000768</text:p>
          </table:table-cell>
          <table:table-cell table:number-columns-repeated="3"/>
          <table:table-cell table:formula="of:=ABS([.A170]-0.06)" office:value-type="float" office:value="0.060489">
            <text:p>0.060489</text:p>
          </table:table-cell>
          <table:table-cell table:formula="of:=ABS([.B170])" office:value-type="float" office:value="0.000768">
            <text:p>0.000768</text:p>
          </table:table-cell>
          <table:table-cell table:number-columns-repeated="8"/>
        </table:table-row>
        <table:table-row table:style-name="ro1">
          <table:table-cell office:value-type="float" office:value="0.000856">
            <text:p>0.000856</text:p>
          </table:table-cell>
          <table:table-cell office:value-type="float" office:value="-0.000007">
            <text:p>-0.000007</text:p>
          </table:table-cell>
          <table:table-cell table:number-columns-repeated="3"/>
          <table:table-cell table:formula="of:=ABS([.A171]-0.06)" office:value-type="float" office:value="0.059144">
            <text:p>0.059144</text:p>
          </table:table-cell>
          <table:table-cell table:formula="of:=ABS([.B171])" office:value-type="float" office:value="0.000007">
            <text:p>0.000007</text:p>
          </table:table-cell>
          <table:table-cell table:number-columns-repeated="8"/>
        </table:table-row>
        <table:table-row table:style-name="ro1">
          <table:table-cell office:value-type="float" office:value="0.000845">
            <text:p>0.000845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172]-0.06)" office:value-type="float" office:value="0.059155">
            <text:p>0.059155</text:p>
          </table:table-cell>
          <table:table-cell table:formula="of:=ABS([.B172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173]-0.06)" office:value-type="float" office:value="0.059158">
            <text:p>0.059158</text:p>
          </table:table-cell>
          <table:table-cell table:formula="of:=ABS([.B173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">
            <text:p>0.00084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174]-0.06)" office:value-type="float" office:value="0.05916">
            <text:p>0.05916</text:p>
          </table:table-cell>
          <table:table-cell table:formula="of:=ABS([.B174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39">
            <text:p>0.000839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175]-0.06)" office:value-type="float" office:value="0.059161">
            <text:p>0.059161</text:p>
          </table:table-cell>
          <table:table-cell table:formula="of:=ABS([.B175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33">
            <text:p>0.000833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176]-0.06)" office:value-type="float" office:value="0.059167">
            <text:p>0.059167</text:p>
          </table:table-cell>
          <table:table-cell table:formula="of:=ABS([.B176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746">
            <text:p>0.000746</text:p>
          </table:table-cell>
          <table:table-cell office:value-type="float" office:value="0.000028">
            <text:p>0.000028</text:p>
          </table:table-cell>
          <table:table-cell table:number-columns-repeated="3"/>
          <table:table-cell table:formula="of:=ABS([.A177]-0.06)" office:value-type="float" office:value="0.059254">
            <text:p>0.059254</text:p>
          </table:table-cell>
          <table:table-cell table:formula="of:=ABS([.B177])" office:value-type="float" office:value="0.000028">
            <text:p>0.000028</text:p>
          </table:table-cell>
          <table:table-cell table:number-columns-repeated="8"/>
        </table:table-row>
        <table:table-row table:style-name="ro1">
          <table:table-cell office:value-type="float" office:value="0.000832">
            <text:p>0.000832</text:p>
          </table:table-cell>
          <table:table-cell office:value-type="float" office:value="-0.000002">
            <text:p>-0.000002</text:p>
          </table:table-cell>
          <table:table-cell table:number-columns-repeated="3"/>
          <table:table-cell table:formula="of:=ABS([.A178]-0.06)" office:value-type="float" office:value="0.059168">
            <text:p>0.059168</text:p>
          </table:table-cell>
          <table:table-cell table:formula="of:=ABS([.B178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923">
            <text:p>0.000923</text:p>
          </table:table-cell>
          <table:table-cell office:value-type="float" office:value="-0.000036">
            <text:p>-0.000036</text:p>
          </table:table-cell>
          <table:table-cell table:number-columns-repeated="3"/>
          <table:table-cell table:formula="of:=ABS([.A179]-0.06)" office:value-type="float" office:value="0.059077">
            <text:p>0.059077</text:p>
          </table:table-cell>
          <table:table-cell table:formula="of:=ABS([.B179])" office:value-type="float" office:value="0.000036">
            <text:p>0.000036</text:p>
          </table:table-cell>
          <table:table-cell table:number-columns-repeated="8"/>
        </table:table-row>
        <table:table-row table:style-name="ro1">
          <table:table-cell office:value-type="float" office:value="0.000023">
            <text:p>0.000023</text:p>
          </table:table-cell>
          <table:table-cell office:value-type="float" office:value="0.000587">
            <text:p>0.000587</text:p>
          </table:table-cell>
          <table:table-cell table:number-columns-repeated="3"/>
          <table:table-cell table:formula="of:=ABS([.A180]-0.06)" office:value-type="float" office:value="0.059977">
            <text:p>0.059977</text:p>
          </table:table-cell>
          <table:table-cell table:formula="of:=ABS([.B180])" office:value-type="float" office:value="0.000587">
            <text:p>0.000587</text:p>
          </table:table-cell>
          <table:table-cell table:number-columns-repeated="8"/>
        </table:table-row>
        <table:table-row table:style-name="ro1">
          <table:table-cell office:value-type="float" office:value="0.000846">
            <text:p>0.000846</text:p>
          </table:table-cell>
          <table:table-cell office:value-type="float" office:value="-0.000002">
            <text:p>-0.000002</text:p>
          </table:table-cell>
          <table:table-cell table:number-columns-repeated="3"/>
          <table:table-cell table:formula="of:=ABS([.A181]-0.06)" office:value-type="float" office:value="0.059154">
            <text:p>0.059154</text:p>
          </table:table-cell>
          <table:table-cell table:formula="of:=ABS([.B181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19">
            <text:p>0.000819</text:p>
          </table:table-cell>
          <table:table-cell office:value-type="float" office:value="0.000012">
            <text:p>0.000012</text:p>
          </table:table-cell>
          <table:table-cell table:number-columns-repeated="3"/>
          <table:table-cell table:formula="of:=ABS([.A182]-0.06)" office:value-type="float" office:value="0.059181">
            <text:p>0.059181</text:p>
          </table:table-cell>
          <table:table-cell table:formula="of:=ABS([.B182])" office:value-type="float" office:value="0.000012">
            <text:p>0.000012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183]-0.06)" office:value-type="float" office:value="0.059159">
            <text:p>0.059159</text:p>
          </table:table-cell>
          <table:table-cell table:formula="of:=ABS([.B183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184]-0.06)" office:value-type="float" office:value="0.059158">
            <text:p>0.059158</text:p>
          </table:table-cell>
          <table:table-cell table:formula="of:=ABS([.B184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">
            <text:p>0.00084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185]-0.06)" office:value-type="float" office:value="0.05916">
            <text:p>0.05916</text:p>
          </table:table-cell>
          <table:table-cell table:formula="of:=ABS([.B185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37">
            <text:p>0.000837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186]-0.06)" office:value-type="float" office:value="0.059163">
            <text:p>0.059163</text:p>
          </table:table-cell>
          <table:table-cell table:formula="of:=ABS([.B186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36">
            <text:p>0.000836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187]-0.06)" office:value-type="float" office:value="0.059164">
            <text:p>0.059164</text:p>
          </table:table-cell>
          <table:table-cell table:formula="of:=ABS([.B187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016">
            <text:p>0.000016</text:p>
          </table:table-cell>
          <table:table-cell office:value-type="float" office:value="-0.000511">
            <text:p>-0.000511</text:p>
          </table:table-cell>
          <table:table-cell table:number-columns-repeated="3"/>
          <table:table-cell table:formula="of:=ABS([.A188]-0.06)" office:value-type="float" office:value="0.059984">
            <text:p>0.059984</text:p>
          </table:table-cell>
          <table:table-cell table:formula="of:=ABS([.B188])" office:value-type="float" office:value="0.000511">
            <text:p>0.000511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0.000009">
            <text:p>0.000009</text:p>
          </table:table-cell>
          <table:table-cell table:number-columns-repeated="3"/>
          <table:table-cell table:formula="of:=ABS([.A189]-0.06)" office:value-type="float" office:value="0.059158">
            <text:p>0.059158</text:p>
          </table:table-cell>
          <table:table-cell table:formula="of:=ABS([.B189])" office:value-type="float" office:value="0.000009">
            <text:p>0.000009</text:p>
          </table:table-cell>
          <table:table-cell table:number-columns-repeated="8"/>
        </table:table-row>
        <table:table-row table:style-name="ro1">
          <table:table-cell office:value-type="float" office:value="0.000839">
            <text:p>0.000839</text:p>
          </table:table-cell>
          <table:table-cell office:value-type="float" office:value="0.000004">
            <text:p>0.000004</text:p>
          </table:table-cell>
          <table:table-cell table:number-columns-repeated="3"/>
          <table:table-cell table:formula="of:=ABS([.A190]-0.06)" office:value-type="float" office:value="0.059161">
            <text:p>0.059161</text:p>
          </table:table-cell>
          <table:table-cell table:formula="of:=ABS([.B190])" office:value-type="float" office:value="0.000004">
            <text:p>0.000004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191]-0.06)" office:value-type="float" office:value="0.059157">
            <text:p>0.059157</text:p>
          </table:table-cell>
          <table:table-cell table:formula="of:=ABS([.B191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192]-0.06)" office:value-type="float" office:value="0.059156">
            <text:p>0.059156</text:p>
          </table:table-cell>
          <table:table-cell table:formula="of:=ABS([.B19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193]-0.06)" office:value-type="float" office:value="0.059159">
            <text:p>0.059159</text:p>
          </table:table-cell>
          <table:table-cell table:formula="of:=ABS([.B193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32">
            <text:p>0.000832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194]-0.06)" office:value-type="float" office:value="0.059168">
            <text:p>0.059168</text:p>
          </table:table-cell>
          <table:table-cell table:formula="of:=ABS([.B194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">
            <text:p>0.00084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195]-0.06)" office:value-type="float" office:value="0.05916">
            <text:p>0.05916</text:p>
          </table:table-cell>
          <table:table-cell table:formula="of:=ABS([.B195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37">
            <text:p>0.000837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196]-0.06)" office:value-type="float" office:value="0.059163">
            <text:p>0.059163</text:p>
          </table:table-cell>
          <table:table-cell table:formula="of:=ABS([.B196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645">
            <text:p>0.000645</text:p>
          </table:table-cell>
          <table:table-cell office:value-type="float" office:value="0.000016">
            <text:p>0.000016</text:p>
          </table:table-cell>
          <table:table-cell table:number-columns-repeated="3"/>
          <table:table-cell table:formula="of:=ABS([.A197]-0.06)" office:value-type="float" office:value="0.059355">
            <text:p>0.059355</text:p>
          </table:table-cell>
          <table:table-cell table:formula="of:=ABS([.B197])" office:value-type="float" office:value="0.000016">
            <text:p>0.000016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198]-0.06)" office:value-type="float" office:value="0.059159">
            <text:p>0.059159</text:p>
          </table:table-cell>
          <table:table-cell table:formula="of:=ABS([.B198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266">
            <text:p>0.000266</text:p>
          </table:table-cell>
          <table:table-cell office:value-type="float" office:value="0.000301">
            <text:p>0.000301</text:p>
          </table:table-cell>
          <table:table-cell table:number-columns-repeated="3"/>
          <table:table-cell table:formula="of:=ABS([.A199]-0.06)" office:value-type="float" office:value="0.059734">
            <text:p>0.059734</text:p>
          </table:table-cell>
          <table:table-cell table:formula="of:=ABS([.B199])" office:value-type="float" office:value="0.000301">
            <text:p>0.000301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00]-0.06)" office:value-type="float" office:value="0.059156">
            <text:p>0.059156</text:p>
          </table:table-cell>
          <table:table-cell table:formula="of:=ABS([.B200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01]-0.06)" office:value-type="float" office:value="0.059157">
            <text:p>0.059157</text:p>
          </table:table-cell>
          <table:table-cell table:formula="of:=ABS([.B201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79">
            <text:p>0.00079</text:p>
          </table:table-cell>
          <table:table-cell office:value-type="float" office:value="-0.000017">
            <text:p>-0.000017</text:p>
          </table:table-cell>
          <table:table-cell table:number-columns-repeated="3"/>
          <table:table-cell table:formula="of:=ABS([.A202]-0.06)" office:value-type="float" office:value="0.05921">
            <text:p>0.05921</text:p>
          </table:table-cell>
          <table:table-cell table:formula="of:=ABS([.B202])" office:value-type="float" office:value="0.000017">
            <text:p>0.000017</text:p>
          </table:table-cell>
          <table:table-cell table:number-columns-repeated="8"/>
        </table:table-row>
        <table:table-row table:style-name="ro1">
          <table:table-cell office:value-type="float" office:value="0.000838">
            <text:p>0.000838</text:p>
          </table:table-cell>
          <table:table-cell office:value-type="float" office:value="0.000004">
            <text:p>0.000004</text:p>
          </table:table-cell>
          <table:table-cell table:number-columns-repeated="3"/>
          <table:table-cell table:formula="of:=ABS([.A203]-0.06)" office:value-type="float" office:value="0.059162">
            <text:p>0.059162</text:p>
          </table:table-cell>
          <table:table-cell table:formula="of:=ABS([.B203])" office:value-type="float" office:value="0.000004">
            <text:p>0.000004</text:p>
          </table:table-cell>
          <table:table-cell table:number-columns-repeated="8"/>
        </table:table-row>
        <table:table-row table:style-name="ro1">
          <table:table-cell office:value-type="float" office:value="0.000314">
            <text:p>0.000314</text:p>
          </table:table-cell>
          <table:table-cell office:value-type="float" office:value="-0.000261">
            <text:p>-0.000261</text:p>
          </table:table-cell>
          <table:table-cell table:number-columns-repeated="3"/>
          <table:table-cell table:formula="of:=ABS([.A204]-0.06)" office:value-type="float" office:value="0.059686">
            <text:p>0.059686</text:p>
          </table:table-cell>
          <table:table-cell table:formula="of:=ABS([.B204])" office:value-type="float" office:value="0.000261">
            <text:p>0.000261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05]-0.06)" office:value-type="float" office:value="0.059158">
            <text:p>0.059158</text:p>
          </table:table-cell>
          <table:table-cell table:formula="of:=ABS([.B205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06]-0.06)" office:value-type="float" office:value="0.059159">
            <text:p>0.059159</text:p>
          </table:table-cell>
          <table:table-cell table:formula="of:=ABS([.B20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39">
            <text:p>0.000839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207]-0.06)" office:value-type="float" office:value="0.059161">
            <text:p>0.059161</text:p>
          </table:table-cell>
          <table:table-cell table:formula="of:=ABS([.B207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6">
            <text:p>0.000846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208]-0.06)" office:value-type="float" office:value="0.059154">
            <text:p>0.059154</text:p>
          </table:table-cell>
          <table:table-cell table:formula="of:=ABS([.B208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8">
            <text:p>0.000848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09]-0.06)" office:value-type="float" office:value="0.059152">
            <text:p>0.059152</text:p>
          </table:table-cell>
          <table:table-cell table:formula="of:=ABS([.B209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210]-0.06)" office:value-type="float" office:value="0.059159">
            <text:p>0.059159</text:p>
          </table:table-cell>
          <table:table-cell table:formula="of:=ABS([.B210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11]-0.06)" office:value-type="float" office:value="0.059156">
            <text:p>0.059156</text:p>
          </table:table-cell>
          <table:table-cell table:formula="of:=ABS([.B211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17">
            <text:p>0.000817</text:p>
          </table:table-cell>
          <table:table-cell office:value-type="float" office:value="-0.000004">
            <text:p>-0.000004</text:p>
          </table:table-cell>
          <table:table-cell table:number-columns-repeated="3"/>
          <table:table-cell table:formula="of:=ABS([.A212]-0.06)" office:value-type="float" office:value="0.059183">
            <text:p>0.059183</text:p>
          </table:table-cell>
          <table:table-cell table:formula="of:=ABS([.B212])" office:value-type="float" office:value="0.000004">
            <text:p>0.000004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13]-0.06)" office:value-type="float" office:value="0.059158">
            <text:p>0.059158</text:p>
          </table:table-cell>
          <table:table-cell table:formula="of:=ABS([.B213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">
            <text:p>0.00084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214]-0.06)" office:value-type="float" office:value="0.05916">
            <text:p>0.05916</text:p>
          </table:table-cell>
          <table:table-cell table:formula="of:=ABS([.B214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15]-0.06)" office:value-type="float" office:value="0.059157">
            <text:p>0.059157</text:p>
          </table:table-cell>
          <table:table-cell table:formula="of:=ABS([.B215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789">
            <text:p>0.000789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16]-0.06)" office:value-type="float" office:value="0.059211">
            <text:p>0.059211</text:p>
          </table:table-cell>
          <table:table-cell table:formula="of:=ABS([.B21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41">
            <text:p>0.00041</text:p>
          </table:table-cell>
          <table:table-cell office:value-type="float" office:value="0.000013">
            <text:p>0.000013</text:p>
          </table:table-cell>
          <table:table-cell table:number-columns-repeated="3"/>
          <table:table-cell table:formula="of:=ABS([.A217]-0.06)" office:value-type="float" office:value="0.05959">
            <text:p>0.05959</text:p>
          </table:table-cell>
          <table:table-cell table:formula="of:=ABS([.B217])" office:value-type="float" office:value="0.000013">
            <text:p>0.000013</text:p>
          </table:table-cell>
          <table:table-cell table:number-columns-repeated="8"/>
        </table:table-row>
        <table:table-row table:style-name="ro1">
          <table:table-cell office:value-type="float" office:value="0.000848">
            <text:p>0.000848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18]-0.06)" office:value-type="float" office:value="0.059152">
            <text:p>0.059152</text:p>
          </table:table-cell>
          <table:table-cell table:formula="of:=ABS([.B218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19]-0.06)" office:value-type="float" office:value="0.059157">
            <text:p>0.059157</text:p>
          </table:table-cell>
          <table:table-cell table:formula="of:=ABS([.B219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393">
            <text:p>0.000393</text:p>
          </table:table-cell>
          <table:table-cell office:value-type="float" office:value="-0.000018">
            <text:p>-0.000018</text:p>
          </table:table-cell>
          <table:table-cell table:number-columns-repeated="3"/>
          <table:table-cell table:formula="of:=ABS([.A220]-0.06)" office:value-type="float" office:value="0.059607">
            <text:p>0.059607</text:p>
          </table:table-cell>
          <table:table-cell table:formula="of:=ABS([.B220])" office:value-type="float" office:value="0.000018">
            <text:p>0.000018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21]-0.06)" office:value-type="float" office:value="0.059159">
            <text:p>0.059159</text:p>
          </table:table-cell>
          <table:table-cell table:formula="of:=ABS([.B221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22]-0.06)" office:value-type="float" office:value="0.059157">
            <text:p>0.059157</text:p>
          </table:table-cell>
          <table:table-cell table:formula="of:=ABS([.B22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2">
            <text:p>0.00082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223]-0.06)" office:value-type="float" office:value="0.05918">
            <text:p>0.05918</text:p>
          </table:table-cell>
          <table:table-cell table:formula="of:=ABS([.B223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24]-0.06)" office:value-type="float" office:value="0.059158">
            <text:p>0.059158</text:p>
          </table:table-cell>
          <table:table-cell table:formula="of:=ABS([.B224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28">
            <text:p>0.000828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225]-0.06)" office:value-type="float" office:value="0.059172">
            <text:p>0.059172</text:p>
          </table:table-cell>
          <table:table-cell table:formula="of:=ABS([.B225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26]-0.06)" office:value-type="float" office:value="0.059156">
            <text:p>0.059156</text:p>
          </table:table-cell>
          <table:table-cell table:formula="of:=ABS([.B22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7">
            <text:p>0.000847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27]-0.06)" office:value-type="float" office:value="0.059153">
            <text:p>0.059153</text:p>
          </table:table-cell>
          <table:table-cell table:formula="of:=ABS([.B227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5">
            <text:p>0.000845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228]-0.06)" office:value-type="float" office:value="0.059155">
            <text:p>0.059155</text:p>
          </table:table-cell>
          <table:table-cell table:formula="of:=ABS([.B228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229]-0.06)" office:value-type="float" office:value="0.059159">
            <text:p>0.059159</text:p>
          </table:table-cell>
          <table:table-cell table:formula="of:=ABS([.B229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789">
            <text:p>0.000789</text:p>
          </table:table-cell>
          <table:table-cell office:value-type="float" office:value="-0.000002">
            <text:p>-0.000002</text:p>
          </table:table-cell>
          <table:table-cell table:number-columns-repeated="3"/>
          <table:table-cell table:formula="of:=ABS([.A230]-0.06)" office:value-type="float" office:value="0.059211">
            <text:p>0.059211</text:p>
          </table:table-cell>
          <table:table-cell table:formula="of:=ABS([.B230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31]-0.06)" office:value-type="float" office:value="0.059156">
            <text:p>0.059156</text:p>
          </table:table-cell>
          <table:table-cell table:formula="of:=ABS([.B231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32]-0.06)" office:value-type="float" office:value="0.059157">
            <text:p>0.059157</text:p>
          </table:table-cell>
          <table:table-cell table:formula="of:=ABS([.B23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33]-0.06)" office:value-type="float" office:value="0.059157">
            <text:p>0.059157</text:p>
          </table:table-cell>
          <table:table-cell table:formula="of:=ABS([.B233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15">
            <text:p>0.000815</text:p>
          </table:table-cell>
          <table:table-cell office:value-type="float" office:value="0.000006">
            <text:p>0.000006</text:p>
          </table:table-cell>
          <table:table-cell table:number-columns-repeated="3"/>
          <table:table-cell table:formula="of:=ABS([.A234]-0.06)" office:value-type="float" office:value="0.059185">
            <text:p>0.059185</text:p>
          </table:table-cell>
          <table:table-cell table:formula="of:=ABS([.B234])" office:value-type="float" office:value="0.000006">
            <text:p>0.000006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-0.000002">
            <text:p>-0.000002</text:p>
          </table:table-cell>
          <table:table-cell table:number-columns-repeated="3"/>
          <table:table-cell table:formula="of:=ABS([.A235]-0.06)" office:value-type="float" office:value="0.059158">
            <text:p>0.059158</text:p>
          </table:table-cell>
          <table:table-cell table:formula="of:=ABS([.B235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296">
            <text:p>0.000296</text:p>
          </table:table-cell>
          <table:table-cell office:value-type="float" office:value="0.000283">
            <text:p>0.000283</text:p>
          </table:table-cell>
          <table:table-cell table:number-columns-repeated="3"/>
          <table:table-cell table:formula="of:=ABS([.A236]-0.06)" office:value-type="float" office:value="0.059704">
            <text:p>0.059704</text:p>
          </table:table-cell>
          <table:table-cell table:formula="of:=ABS([.B236])" office:value-type="float" office:value="0.000283">
            <text:p>0.000283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37]-0.06)" office:value-type="float" office:value="0.059157">
            <text:p>0.059157</text:p>
          </table:table-cell>
          <table:table-cell table:formula="of:=ABS([.B237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249">
            <text:p>0.000249</text:p>
          </table:table-cell>
          <table:table-cell office:value-type="float" office:value="-0.000323">
            <text:p>-0.000323</text:p>
          </table:table-cell>
          <table:table-cell table:number-columns-repeated="3"/>
          <table:table-cell table:formula="of:=ABS([.A238]-0.06)" office:value-type="float" office:value="0.059751">
            <text:p>0.059751</text:p>
          </table:table-cell>
          <table:table-cell table:formula="of:=ABS([.B238])" office:value-type="float" office:value="0.000323">
            <text:p>0.000323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-0.000002">
            <text:p>-0.000002</text:p>
          </table:table-cell>
          <table:table-cell table:number-columns-repeated="3"/>
          <table:table-cell table:formula="of:=ABS([.A239]-0.06)" office:value-type="float" office:value="0.059159">
            <text:p>0.059159</text:p>
          </table:table-cell>
          <table:table-cell table:formula="of:=ABS([.B239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240]-0.06)" office:value-type="float" office:value="0.059157">
            <text:p>0.059157</text:p>
          </table:table-cell>
          <table:table-cell table:formula="of:=ABS([.B240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41]-0.06)" office:value-type="float" office:value="0.059157">
            <text:p>0.059157</text:p>
          </table:table-cell>
          <table:table-cell table:formula="of:=ABS([.B241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42]-0.06)" office:value-type="float" office:value="0.059157">
            <text:p>0.059157</text:p>
          </table:table-cell>
          <table:table-cell table:formula="of:=ABS([.B24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785">
            <text:p>0.000785</text:p>
          </table:table-cell>
          <table:table-cell office:value-type="float" office:value="0.000017">
            <text:p>0.000017</text:p>
          </table:table-cell>
          <table:table-cell table:number-columns-repeated="3"/>
          <table:table-cell table:formula="of:=ABS([.A243]-0.06)" office:value-type="float" office:value="0.059215">
            <text:p>0.059215</text:p>
          </table:table-cell>
          <table:table-cell table:formula="of:=ABS([.B243])" office:value-type="float" office:value="0.000017">
            <text:p>0.000017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44]-0.06)" office:value-type="float" office:value="0.059158">
            <text:p>0.059158</text:p>
          </table:table-cell>
          <table:table-cell table:formula="of:=ABS([.B244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-0.000005">
            <text:p>-0.000005</text:p>
          </table:table-cell>
          <table:table-cell table:number-columns-repeated="3"/>
          <table:table-cell table:formula="of:=ABS([.A245]-0.06)" office:value-type="float" office:value="0.059157">
            <text:p>0.059157</text:p>
          </table:table-cell>
          <table:table-cell table:formula="of:=ABS([.B245])" office:value-type="float" office:value="0.000005">
            <text:p>0.000005</text:p>
          </table:table-cell>
          <table:table-cell table:number-columns-repeated="8"/>
        </table:table-row>
        <table:table-row table:style-name="ro1">
          <table:table-cell office:value-type="float" office:value="0.000828">
            <text:p>0.000828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246]-0.06)" office:value-type="float" office:value="0.059172">
            <text:p>0.059172</text:p>
          </table:table-cell>
          <table:table-cell table:formula="of:=ABS([.B246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38">
            <text:p>0.000838</text:p>
          </table:table-cell>
          <table:table-cell office:value-type="float" office:value="-0.000005">
            <text:p>-0.000005</text:p>
          </table:table-cell>
          <table:table-cell table:number-columns-repeated="3"/>
          <table:table-cell table:formula="of:=ABS([.A247]-0.06)" office:value-type="float" office:value="0.059162">
            <text:p>0.059162</text:p>
          </table:table-cell>
          <table:table-cell table:formula="of:=ABS([.B247])" office:value-type="float" office:value="0.000005">
            <text:p>0.000005</text:p>
          </table:table-cell>
          <table:table-cell table:number-columns-repeated="8"/>
        </table:table-row>
        <table:table-row table:style-name="ro1">
          <table:table-cell office:value-type="float" office:value="0.000639">
            <text:p>0.000639</text:p>
          </table:table-cell>
          <table:table-cell office:value-type="float" office:value="-0.000034">
            <text:p>-0.000034</text:p>
          </table:table-cell>
          <table:table-cell table:number-columns-repeated="3"/>
          <table:table-cell table:formula="of:=ABS([.A248]-0.06)" office:value-type="float" office:value="0.059361">
            <text:p>0.059361</text:p>
          </table:table-cell>
          <table:table-cell table:formula="of:=ABS([.B248])" office:value-type="float" office:value="0.000034">
            <text:p>0.000034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249]-0.06)" office:value-type="float" office:value="0.059158">
            <text:p>0.059158</text:p>
          </table:table-cell>
          <table:table-cell table:formula="of:=ABS([.B249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5">
            <text:p>0.000845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50]-0.06)" office:value-type="float" office:value="0.059155">
            <text:p>0.059155</text:p>
          </table:table-cell>
          <table:table-cell table:formula="of:=ABS([.B250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51]-0.06)" office:value-type="float" office:value="0.059156">
            <text:p>0.059156</text:p>
          </table:table-cell>
          <table:table-cell table:formula="of:=ABS([.B251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252]-0.06)" office:value-type="float" office:value="0.059157">
            <text:p>0.059157</text:p>
          </table:table-cell>
          <table:table-cell table:formula="of:=ABS([.B252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">
            <text:p>0.00084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53]-0.06)" office:value-type="float" office:value="0.05916">
            <text:p>0.05916</text:p>
          </table:table-cell>
          <table:table-cell table:formula="of:=ABS([.B253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51">
            <text:p>0.000851</text:p>
          </table:table-cell>
          <table:table-cell office:value-type="float" office:value="-0.00001">
            <text:p>-0.00001</text:p>
          </table:table-cell>
          <table:table-cell table:number-columns-repeated="3"/>
          <table:table-cell table:formula="of:=ABS([.A254]-0.06)" office:value-type="float" office:value="0.059149">
            <text:p>0.059149</text:p>
          </table:table-cell>
          <table:table-cell table:formula="of:=ABS([.B254])" office:value-type="float" office:value="0.00001">
            <text:p>0.00001</text:p>
          </table:table-cell>
          <table:table-cell table:number-columns-repeated="8"/>
        </table:table-row>
        <table:table-row table:style-name="ro1">
          <table:table-cell office:value-type="float" office:value="-0.00001">
            <text:p>-0.00001</text:p>
          </table:table-cell>
          <table:table-cell office:value-type="float" office:value="0.000522">
            <text:p>0.000522</text:p>
          </table:table-cell>
          <table:table-cell table:number-columns-repeated="3"/>
          <table:table-cell table:formula="of:=ABS([.A255]-0.06)" office:value-type="float" office:value="0.06001">
            <text:p>0.06001</text:p>
          </table:table-cell>
          <table:table-cell table:formula="of:=ABS([.B255])" office:value-type="float" office:value="0.000522">
            <text:p>0.000522</text:p>
          </table:table-cell>
          <table:table-cell table:number-columns-repeated="8"/>
        </table:table-row>
        <table:table-row table:style-name="ro1">
          <table:table-cell office:value-type="float" office:value="-0.000026">
            <text:p>-0.000026</text:p>
          </table:table-cell>
          <table:table-cell office:value-type="float" office:value="-0.000569">
            <text:p>-0.000569</text:p>
          </table:table-cell>
          <table:table-cell table:number-columns-repeated="3"/>
          <table:table-cell table:formula="of:=ABS([.A256]-0.06)" office:value-type="float" office:value="0.060026">
            <text:p>0.060026</text:p>
          </table:table-cell>
          <table:table-cell table:formula="of:=ABS([.B256])" office:value-type="float" office:value="0.000569">
            <text:p>0.000569</text:p>
          </table:table-cell>
          <table:table-cell table:number-columns-repeated="8"/>
        </table:table-row>
        <table:table-row table:style-name="ro1">
          <table:table-cell office:value-type="float" office:value="0.000817">
            <text:p>0.000817</text:p>
          </table:table-cell>
          <table:table-cell office:value-type="float" office:value="-0.000013">
            <text:p>-0.000013</text:p>
          </table:table-cell>
          <table:table-cell table:number-columns-repeated="3"/>
          <table:table-cell table:formula="of:=ABS([.A257]-0.06)" office:value-type="float" office:value="0.059183">
            <text:p>0.059183</text:p>
          </table:table-cell>
          <table:table-cell table:formula="of:=ABS([.B257])" office:value-type="float" office:value="0.000013">
            <text:p>0.000013</text:p>
          </table:table-cell>
          <table:table-cell table:number-columns-repeated="8"/>
        </table:table-row>
        <table:table-row table:style-name="ro1">
          <table:table-cell office:value-type="float" office:value="0.000846">
            <text:p>0.000846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258]-0.06)" office:value-type="float" office:value="0.059154">
            <text:p>0.059154</text:p>
          </table:table-cell>
          <table:table-cell table:formula="of:=ABS([.B258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59]-0.06)" office:value-type="float" office:value="0.059159">
            <text:p>0.059159</text:p>
          </table:table-cell>
          <table:table-cell table:formula="of:=ABS([.B259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60]-0.06)" office:value-type="float" office:value="0.059156">
            <text:p>0.059156</text:p>
          </table:table-cell>
          <table:table-cell table:formula="of:=ABS([.B260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61]-0.06)" office:value-type="float" office:value="0.059159">
            <text:p>0.059159</text:p>
          </table:table-cell>
          <table:table-cell table:formula="of:=ABS([.B261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262]-0.06)" office:value-type="float" office:value="0.059156">
            <text:p>0.059156</text:p>
          </table:table-cell>
          <table:table-cell table:formula="of:=ABS([.B262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39">
            <text:p>0.000839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263]-0.06)" office:value-type="float" office:value="0.059161">
            <text:p>0.059161</text:p>
          </table:table-cell>
          <table:table-cell table:formula="of:=ABS([.B263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94">
            <text:p>0.00094</text:p>
          </table:table-cell>
          <table:table-cell office:value-type="float" office:value="0.000028">
            <text:p>0.000028</text:p>
          </table:table-cell>
          <table:table-cell table:number-columns-repeated="3"/>
          <table:table-cell table:formula="of:=ABS([.A264]-0.06)" office:value-type="float" office:value="0.05906">
            <text:p>0.05906</text:p>
          </table:table-cell>
          <table:table-cell table:formula="of:=ABS([.B264])" office:value-type="float" office:value="0.000028">
            <text:p>0.000028</text:p>
          </table:table-cell>
          <table:table-cell table:number-columns-repeated="8"/>
        </table:table-row>
        <table:table-row table:style-name="ro1">
          <table:table-cell office:value-type="float" office:value="0.000743">
            <text:p>0.000743</text:p>
          </table:table-cell>
          <table:table-cell office:value-type="float" office:value="-0.000024">
            <text:p>-0.000024</text:p>
          </table:table-cell>
          <table:table-cell table:number-columns-repeated="3"/>
          <table:table-cell table:formula="of:=ABS([.A265]-0.06)" office:value-type="float" office:value="0.059257">
            <text:p>0.059257</text:p>
          </table:table-cell>
          <table:table-cell table:formula="of:=ABS([.B265])" office:value-type="float" office:value="0.000024">
            <text:p>0.000024</text:p>
          </table:table-cell>
          <table:table-cell table:number-columns-repeated="8"/>
        </table:table-row>
        <table:table-row table:style-name="ro1">
          <table:table-cell office:value-type="float" office:value="0.000838">
            <text:p>0.000838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266]-0.06)" office:value-type="float" office:value="0.059162">
            <text:p>0.059162</text:p>
          </table:table-cell>
          <table:table-cell table:formula="of:=ABS([.B266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56">
            <text:p>0.000856</text:p>
          </table:table-cell>
          <table:table-cell office:value-type="float" office:value="0.000007">
            <text:p>0.000007</text:p>
          </table:table-cell>
          <table:table-cell table:number-columns-repeated="3"/>
          <table:table-cell table:formula="of:=ABS([.A267]-0.06)" office:value-type="float" office:value="0.059144">
            <text:p>0.059144</text:p>
          </table:table-cell>
          <table:table-cell table:formula="of:=ABS([.B267])" office:value-type="float" office:value="0.000007">
            <text:p>0.000007</text:p>
          </table:table-cell>
          <table:table-cell table:number-columns-repeated="8"/>
        </table:table-row>
        <table:table-row table:style-name="ro1">
          <table:table-cell office:value-type="float" office:value="0.000847">
            <text:p>0.000847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268]-0.06)" office:value-type="float" office:value="0.059153">
            <text:p>0.059153</text:p>
          </table:table-cell>
          <table:table-cell table:formula="of:=ABS([.B268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69]-0.06)" office:value-type="float" office:value="0.059156">
            <text:p>0.059156</text:p>
          </table:table-cell>
          <table:table-cell table:formula="of:=ABS([.B269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70]-0.06)" office:value-type="float" office:value="0.059158">
            <text:p>0.059158</text:p>
          </table:table-cell>
          <table:table-cell table:formula="of:=ABS([.B270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8">
            <text:p>0.000848</text:p>
          </table:table-cell>
          <table:table-cell office:value-type="float" office:value="-0.000003">
            <text:p>-0.000003</text:p>
          </table:table-cell>
          <table:table-cell table:number-columns-repeated="3"/>
          <table:table-cell table:formula="of:=ABS([.A271]-0.06)" office:value-type="float" office:value="0.059152">
            <text:p>0.059152</text:p>
          </table:table-cell>
          <table:table-cell table:formula="of:=ABS([.B271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-0.000517">
            <text:p>-0.000517</text:p>
          </table:table-cell>
          <table:table-cell office:value-type="float" office:value="0.00077">
            <text:p>0.00077</text:p>
          </table:table-cell>
          <table:table-cell table:number-columns-repeated="3"/>
          <table:table-cell table:formula="of:=ABS([.A272]-0.06)" office:value-type="float" office:value="0.060517">
            <text:p>0.060517</text:p>
          </table:table-cell>
          <table:table-cell table:formula="of:=ABS([.B272])" office:value-type="float" office:value="0.00077">
            <text:p>0.00077</text:p>
          </table:table-cell>
          <table:table-cell table:number-columns-repeated="8"/>
        </table:table-row>
        <table:table-row table:style-name="ro1">
          <table:table-cell office:value-type="float" office:value="0.000835">
            <text:p>0.000835</text:p>
          </table:table-cell>
          <table:table-cell office:value-type="float" office:value="0.000009">
            <text:p>0.000009</text:p>
          </table:table-cell>
          <table:table-cell table:number-columns-repeated="3"/>
          <table:table-cell table:formula="of:=ABS([.A273]-0.06)" office:value-type="float" office:value="0.059165">
            <text:p>0.059165</text:p>
          </table:table-cell>
          <table:table-cell table:formula="of:=ABS([.B273])" office:value-type="float" office:value="0.000009">
            <text:p>0.000009</text:p>
          </table:table-cell>
          <table:table-cell table:number-columns-repeated="8"/>
        </table:table-row>
        <table:table-row table:style-name="ro1">
          <table:table-cell office:value-type="float" office:value="-0.000488">
            <text:p>-0.000488</text:p>
          </table:table-cell>
          <table:table-cell office:value-type="float" office:value="-0.000755">
            <text:p>-0.000755</text:p>
          </table:table-cell>
          <table:table-cell table:number-columns-repeated="3"/>
          <table:table-cell table:formula="of:=ABS([.A274]-0.06)" office:value-type="float" office:value="0.060488">
            <text:p>0.060488</text:p>
          </table:table-cell>
          <table:table-cell table:formula="of:=ABS([.B274])" office:value-type="float" office:value="0.000755">
            <text:p>0.000755</text:p>
          </table:table-cell>
          <table:table-cell table:number-columns-repeated="8"/>
        </table:table-row>
        <table:table-row table:style-name="ro1">
          <table:table-cell office:value-type="float" office:value="0.000838">
            <text:p>0.000838</text:p>
          </table:table-cell>
          <table:table-cell office:value-type="float" office:value="-0.000002">
            <text:p>-0.000002</text:p>
          </table:table-cell>
          <table:table-cell table:number-columns-repeated="3"/>
          <table:table-cell table:formula="of:=ABS([.A275]-0.06)" office:value-type="float" office:value="0.059162">
            <text:p>0.059162</text:p>
          </table:table-cell>
          <table:table-cell table:formula="of:=ABS([.B275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38">
            <text:p>0.000838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276]-0.06)" office:value-type="float" office:value="0.059162">
            <text:p>0.059162</text:p>
          </table:table-cell>
          <table:table-cell table:formula="of:=ABS([.B276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77]-0.06)" office:value-type="float" office:value="0.059159">
            <text:p>0.059159</text:p>
          </table:table-cell>
          <table:table-cell table:formula="of:=ABS([.B277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77">
            <text:p>0.000877</text:p>
          </table:table-cell>
          <table:table-cell office:value-type="float" office:value="0.000019">
            <text:p>0.000019</text:p>
          </table:table-cell>
          <table:table-cell table:number-columns-repeated="3"/>
          <table:table-cell table:formula="of:=ABS([.A278]-0.06)" office:value-type="float" office:value="0.059123">
            <text:p>0.059123</text:p>
          </table:table-cell>
          <table:table-cell table:formula="of:=ABS([.B278])" office:value-type="float" office:value="0.000019">
            <text:p>0.000019</text:p>
          </table:table-cell>
          <table:table-cell table:number-columns-repeated="8"/>
        </table:table-row>
        <table:table-row table:style-name="ro1">
          <table:table-cell office:value-type="float" office:value="0.00084">
            <text:p>0.00084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79]-0.06)" office:value-type="float" office:value="0.05916">
            <text:p>0.05916</text:p>
          </table:table-cell>
          <table:table-cell table:formula="of:=ABS([.B279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280]-0.06)" office:value-type="float" office:value="0.059157">
            <text:p>0.059157</text:p>
          </table:table-cell>
          <table:table-cell table:formula="of:=ABS([.B280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000023">
            <text:p>0.000023</text:p>
          </table:table-cell>
          <table:table-cell table:number-columns-repeated="3"/>
          <table:table-cell table:formula="of:=ABS([.A281]-0.06)" office:value-type="float" office:value="0.0592">
            <text:p>0.0592</text:p>
          </table:table-cell>
          <table:table-cell table:formula="of:=ABS([.B281])" office:value-type="float" office:value="0.000023">
            <text:p>0.000023</text:p>
          </table:table-cell>
          <table:table-cell table:number-columns-repeated="8"/>
        </table:table-row>
        <table:table-row table:style-name="ro1">
          <table:table-cell office:value-type="float" office:value="0.000853">
            <text:p>0.000853</text:p>
          </table:table-cell>
          <table:table-cell office:value-type="float" office:value="-0.000005">
            <text:p>-0.000005</text:p>
          </table:table-cell>
          <table:table-cell table:number-columns-repeated="3"/>
          <table:table-cell table:formula="of:=ABS([.A282]-0.06)" office:value-type="float" office:value="0.059147">
            <text:p>0.059147</text:p>
          </table:table-cell>
          <table:table-cell table:formula="of:=ABS([.B282])" office:value-type="float" office:value="0.000005">
            <text:p>0.000005</text:p>
          </table:table-cell>
          <table:table-cell table:number-columns-repeated="8"/>
        </table:table-row>
        <table:table-row table:style-name="ro1">
          <table:table-cell office:value-type="float" office:value="0.000832">
            <text:p>0.000832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283]-0.06)" office:value-type="float" office:value="0.059168">
            <text:p>0.059168</text:p>
          </table:table-cell>
          <table:table-cell table:formula="of:=ABS([.B283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">
            <text:p>0.00084</text:p>
          </table:table-cell>
          <table:table-cell office:value-type="float" office:value="-0.000005">
            <text:p>-0.000005</text:p>
          </table:table-cell>
          <table:table-cell table:number-columns-repeated="3"/>
          <table:table-cell table:formula="of:=ABS([.A284]-0.06)" office:value-type="float" office:value="0.05916">
            <text:p>0.05916</text:p>
          </table:table-cell>
          <table:table-cell table:formula="of:=ABS([.B284])" office:value-type="float" office:value="0.000005">
            <text:p>0.000005</text:p>
          </table:table-cell>
          <table:table-cell table:number-columns-repeated="8"/>
        </table:table-row>
        <table:table-row table:style-name="ro1">
          <table:table-cell office:value-type="float" office:value="-0.000812">
            <text:p>-0.000812</text:p>
          </table:table-cell>
          <table:table-cell office:value-type="float" office:value="0.000834">
            <text:p>0.000834</text:p>
          </table:table-cell>
          <table:table-cell table:number-columns-repeated="3"/>
          <table:table-cell table:formula="of:=ABS([.A285]-0.06)" office:value-type="float" office:value="0.060812">
            <text:p>0.060812</text:p>
          </table:table-cell>
          <table:table-cell table:formula="of:=ABS([.B285])" office:value-type="float" office:value="0.000834">
            <text:p>0.000834</text:p>
          </table:table-cell>
          <table:table-cell table:number-columns-repeated="8"/>
        </table:table-row>
        <table:table-row table:style-name="ro1">
          <table:table-cell office:value-type="float" office:value="0.000843">
            <text:p>0.000843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286]-0.06)" office:value-type="float" office:value="0.059157">
            <text:p>0.059157</text:p>
          </table:table-cell>
          <table:table-cell table:formula="of:=ABS([.B286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5">
            <text:p>0.000845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287]-0.06)" office:value-type="float" office:value="0.059155">
            <text:p>0.059155</text:p>
          </table:table-cell>
          <table:table-cell table:formula="of:=ABS([.B287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-0.001183">
            <text:p>-0.001183</text:p>
          </table:table-cell>
          <table:table-cell office:value-type="float" office:value="-0.00097">
            <text:p>-0.00097</text:p>
          </table:table-cell>
          <table:table-cell table:number-columns-repeated="3"/>
          <table:table-cell table:formula="of:=ABS([.A288]-0.06)" office:value-type="float" office:value="0.061183">
            <text:p>0.061183</text:p>
          </table:table-cell>
          <table:table-cell table:formula="of:=ABS([.B288])" office:value-type="float" office:value="0.00097">
            <text:p>0.00097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89]-0.06)" office:value-type="float" office:value="0.059158">
            <text:p>0.059158</text:p>
          </table:table-cell>
          <table:table-cell table:formula="of:=ABS([.B289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0.000003">
            <text:p>0.000003</text:p>
          </table:table-cell>
          <table:table-cell table:number-columns-repeated="3"/>
          <table:table-cell table:formula="of:=ABS([.A290]-0.06)" office:value-type="float" office:value="0.059158">
            <text:p>0.059158</text:p>
          </table:table-cell>
          <table:table-cell table:formula="of:=ABS([.B290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0.000846">
            <text:p>0.000846</text:p>
          </table:table-cell>
          <table:table-cell office:value-type="float" office:value="-0.000006">
            <text:p>-0.000006</text:p>
          </table:table-cell>
          <table:table-cell table:number-columns-repeated="3"/>
          <table:table-cell table:formula="of:=ABS([.A291]-0.06)" office:value-type="float" office:value="0.059154">
            <text:p>0.059154</text:p>
          </table:table-cell>
          <table:table-cell table:formula="of:=ABS([.B291])" office:value-type="float" office:value="0.000006">
            <text:p>0.000006</text:p>
          </table:table-cell>
          <table:table-cell table:number-columns-repeated="8"/>
        </table:table-row>
        <table:table-row table:style-name="ro1">
          <table:table-cell office:value-type="float" office:value="0.00082">
            <text:p>0.00082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292]-0.06)" office:value-type="float" office:value="0.05918">
            <text:p>0.05918</text:p>
          </table:table-cell>
          <table:table-cell table:formula="of:=ABS([.B29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28">
            <text:p>0.000828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293]-0.06)" office:value-type="float" office:value="0.059172">
            <text:p>0.059172</text:p>
          </table:table-cell>
          <table:table-cell table:formula="of:=ABS([.B293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791">
            <text:p>0.000791</text:p>
          </table:table-cell>
          <table:table-cell office:value-type="float" office:value="-0.000023">
            <text:p>-0.000023</text:p>
          </table:table-cell>
          <table:table-cell table:number-columns-repeated="3"/>
          <table:table-cell table:formula="of:=ABS([.A294]-0.06)" office:value-type="float" office:value="0.059209">
            <text:p>0.059209</text:p>
          </table:table-cell>
          <table:table-cell table:formula="of:=ABS([.B294])" office:value-type="float" office:value="0.000023">
            <text:p>0.000023</text:p>
          </table:table-cell>
          <table:table-cell table:number-columns-repeated="8"/>
        </table:table-row>
        <table:table-row table:style-name="ro1">
          <table:table-cell office:value-type="float" office:value="0.000837">
            <text:p>0.000837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295]-0.06)" office:value-type="float" office:value="0.059163">
            <text:p>0.059163</text:p>
          </table:table-cell>
          <table:table-cell table:formula="of:=ABS([.B295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39">
            <text:p>0.000839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296]-0.06)" office:value-type="float" office:value="0.059161">
            <text:p>0.059161</text:p>
          </table:table-cell>
          <table:table-cell table:formula="of:=ABS([.B296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32">
            <text:p>0.000832</text:p>
          </table:table-cell>
          <table:table-cell office:value-type="float" office:value="0.000004">
            <text:p>0.000004</text:p>
          </table:table-cell>
          <table:table-cell table:number-columns-repeated="3"/>
          <table:table-cell table:formula="of:=ABS([.A297]-0.06)" office:value-type="float" office:value="0.059168">
            <text:p>0.059168</text:p>
          </table:table-cell>
          <table:table-cell table:formula="of:=ABS([.B297])" office:value-type="float" office:value="0.000004">
            <text:p>0.000004</text:p>
          </table:table-cell>
          <table:table-cell table:number-columns-repeated="8"/>
        </table:table-row>
        <table:table-row table:style-name="ro1">
          <table:table-cell office:value-type="float" office:value="0.000845">
            <text:p>0.000845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298]-0.06)" office:value-type="float" office:value="0.059155">
            <text:p>0.059155</text:p>
          </table:table-cell>
          <table:table-cell table:formula="of:=ABS([.B298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-0.001751">
            <text:p>-0.001751</text:p>
          </table:table-cell>
          <table:table-cell office:value-type="float" office:value="0.001064">
            <text:p>0.001064</text:p>
          </table:table-cell>
          <table:table-cell table:number-columns-repeated="3"/>
          <table:table-cell table:formula="of:=ABS([.A299]-0.06)" office:value-type="float" office:value="0.061751">
            <text:p>0.061751</text:p>
          </table:table-cell>
          <table:table-cell table:formula="of:=ABS([.B299])" office:value-type="float" office:value="0.001064">
            <text:p>0.001064</text:p>
          </table:table-cell>
          <table:table-cell table:number-columns-repeated="8"/>
        </table:table-row>
        <table:table-row table:style-name="ro1">
          <table:table-cell office:value-type="float" office:value="0.000815">
            <text:p>0.000815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300]-0.06)" office:value-type="float" office:value="0.059185">
            <text:p>0.059185</text:p>
          </table:table-cell>
          <table:table-cell table:formula="of:=ABS([.B300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-0.00156">
            <text:p>-0.00156</text:p>
          </table:table-cell>
          <table:table-cell office:value-type="float" office:value="-0.000986">
            <text:p>-0.000986</text:p>
          </table:table-cell>
          <table:table-cell table:number-columns-repeated="3"/>
          <table:table-cell table:formula="of:=ABS([.A301]-0.06)" office:value-type="float" office:value="0.06156">
            <text:p>0.06156</text:p>
          </table:table-cell>
          <table:table-cell table:formula="of:=ABS([.B301])" office:value-type="float" office:value="0.000986">
            <text:p>0.000986</text:p>
          </table:table-cell>
          <table:table-cell table:number-columns-repeated="8"/>
        </table:table-row>
        <table:table-row table:style-name="ro1">
          <table:table-cell office:value-type="float" office:value="0.00093">
            <text:p>0.00093</text:p>
          </table:table-cell>
          <table:table-cell office:value-type="float" office:value="-0.000027">
            <text:p>-0.000027</text:p>
          </table:table-cell>
          <table:table-cell table:number-columns-repeated="3"/>
          <table:table-cell table:formula="of:=ABS([.A302]-0.06)" office:value-type="float" office:value="0.05907">
            <text:p>0.05907</text:p>
          </table:table-cell>
          <table:table-cell table:formula="of:=ABS([.B302])" office:value-type="float" office:value="0.000027">
            <text:p>0.000027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-0.000004">
            <text:p>-0.000004</text:p>
          </table:table-cell>
          <table:table-cell table:number-columns-repeated="3"/>
          <table:table-cell table:formula="of:=ABS([.A303]-0.06)" office:value-type="float" office:value="0.059159">
            <text:p>0.059159</text:p>
          </table:table-cell>
          <table:table-cell table:formula="of:=ABS([.B303])" office:value-type="float" office:value="0.000004">
            <text:p>0.000004</text:p>
          </table:table-cell>
          <table:table-cell table:number-columns-repeated="8"/>
        </table:table-row>
        <table:table-row table:style-name="ro1">
          <table:table-cell office:value-type="float" office:value="0.000801">
            <text:p>0.000801</text:p>
          </table:table-cell>
          <table:table-cell office:value-type="float" office:value="-0.000003">
            <text:p>-0.000003</text:p>
          </table:table-cell>
          <table:table-cell table:number-columns-repeated="3"/>
          <table:table-cell table:formula="of:=ABS([.A304]-0.06)" office:value-type="float" office:value="0.059199">
            <text:p>0.059199</text:p>
          </table:table-cell>
          <table:table-cell table:formula="of:=ABS([.B304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0.000851">
            <text:p>0.000851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305]-0.06)" office:value-type="float" office:value="0.059149">
            <text:p>0.059149</text:p>
          </table:table-cell>
          <table:table-cell table:formula="of:=ABS([.B305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4">
            <text:p>0.000844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ABS([.A306]-0.06)" office:value-type="float" office:value="0.059156">
            <text:p>0.059156</text:p>
          </table:table-cell>
          <table:table-cell table:formula="of:=ABS([.B30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42">
            <text:p>0.000842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307]-0.06)" office:value-type="float" office:value="0.059158">
            <text:p>0.059158</text:p>
          </table:table-cell>
          <table:table-cell table:formula="of:=ABS([.B307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12">
            <text:p>0.000812</text:p>
          </table:table-cell>
          <table:table-cell office:value-type="float" office:value="0.000003">
            <text:p>0.000003</text:p>
          </table:table-cell>
          <table:table-cell table:number-columns-repeated="3"/>
          <table:table-cell table:formula="of:=ABS([.A308]-0.06)" office:value-type="float" office:value="0.059188">
            <text:p>0.059188</text:p>
          </table:table-cell>
          <table:table-cell table:formula="of:=ABS([.B308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0.000803">
            <text:p>0.000803</text:p>
          </table:table-cell>
          <table:table-cell office:value-type="float" office:value="0.000005">
            <text:p>0.000005</text:p>
          </table:table-cell>
          <table:table-cell table:number-columns-repeated="3"/>
          <table:table-cell table:formula="of:=ABS([.A309]-0.06)" office:value-type="float" office:value="0.059197">
            <text:p>0.059197</text:p>
          </table:table-cell>
          <table:table-cell table:formula="of:=ABS([.B309])" office:value-type="float" office:value="0.000005">
            <text:p>0.000005</text:p>
          </table:table-cell>
          <table:table-cell table:number-columns-repeated="8"/>
        </table:table-row>
        <table:table-row table:style-name="ro1">
          <table:table-cell office:value-type="float" office:value="-0.002333">
            <text:p>-0.002333</text:p>
          </table:table-cell>
          <table:table-cell office:value-type="float" office:value="0.001135">
            <text:p>0.001135</text:p>
          </table:table-cell>
          <table:table-cell table:number-columns-repeated="3"/>
          <table:table-cell table:formula="of:=ABS([.A310]-0.06)" office:value-type="float" office:value="0.062333">
            <text:p>0.062333</text:p>
          </table:table-cell>
          <table:table-cell table:formula="of:=ABS([.B310])" office:value-type="float" office:value="0.001135">
            <text:p>0.001135</text:p>
          </table:table-cell>
          <table:table-cell table:number-columns-repeated="8"/>
        </table:table-row>
        <table:table-row table:style-name="ro1">
          <table:table-cell office:value-type="float" office:value="-0.002617">
            <text:p>-0.002617</text:p>
          </table:table-cell>
          <table:table-cell office:value-type="float" office:value="-0.001127">
            <text:p>-0.001127</text:p>
          </table:table-cell>
          <table:table-cell table:number-columns-repeated="3"/>
          <table:table-cell table:formula="of:=ABS([.A311]-0.06)" office:value-type="float" office:value="0.062617">
            <text:p>0.062617</text:p>
          </table:table-cell>
          <table:table-cell table:formula="of:=ABS([.B311])" office:value-type="float" office:value="0.001127">
            <text:p>0.001127</text:p>
          </table:table-cell>
          <table:table-cell table:number-columns-repeated="8"/>
        </table:table-row>
        <table:table-row table:style-name="ro1">
          <table:table-cell office:value-type="float" office:value="0.000833">
            <text:p>0.000833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312]-0.06)" office:value-type="float" office:value="0.059167">
            <text:p>0.059167</text:p>
          </table:table-cell>
          <table:table-cell table:formula="of:=ABS([.B312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33">
            <text:p>0.000833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313]-0.06)" office:value-type="float" office:value="0.059167">
            <text:p>0.059167</text:p>
          </table:table-cell>
          <table:table-cell table:formula="of:=ABS([.B313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49">
            <text:p>0.000849</text:p>
          </table:table-cell>
          <table:table-cell office:value-type="float" office:value="-0">
            <text:p>-0</text:p>
          </table:table-cell>
          <table:table-cell table:number-columns-repeated="3"/>
          <table:table-cell table:formula="of:=ABS([.A314]-0.06)" office:value-type="float" office:value="0.059151">
            <text:p>0.059151</text:p>
          </table:table-cell>
          <table:table-cell table:formula="of:=ABS([.B314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.000829">
            <text:p>0.000829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315]-0.06)" office:value-type="float" office:value="0.059171">
            <text:p>0.059171</text:p>
          </table:table-cell>
          <table:table-cell table:formula="of:=ABS([.B315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09">
            <text:p>0.000809</text:p>
          </table:table-cell>
          <table:table-cell office:value-type="float" office:value="-0.000003">
            <text:p>-0.000003</text:p>
          </table:table-cell>
          <table:table-cell table:number-columns-repeated="3"/>
          <table:table-cell table:formula="of:=ABS([.A316]-0.06)" office:value-type="float" office:value="0.059191">
            <text:p>0.059191</text:p>
          </table:table-cell>
          <table:table-cell table:formula="of:=ABS([.B316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0.000658">
            <text:p>0.000658</text:p>
          </table:table-cell>
          <table:table-cell office:value-type="float" office:value="0.00004">
            <text:p>0.00004</text:p>
          </table:table-cell>
          <table:table-cell table:number-columns-repeated="3"/>
          <table:table-cell table:formula="of:=ABS([.A317]-0.06)" office:value-type="float" office:value="0.059342">
            <text:p>0.059342</text:p>
          </table:table-cell>
          <table:table-cell table:formula="of:=ABS([.B317])" office:value-type="float" office:value="0.00004">
            <text:p>0.00004</text:p>
          </table:table-cell>
          <table:table-cell table:number-columns-repeated="8"/>
        </table:table-row>
        <table:table-row table:style-name="ro1">
          <table:table-cell office:value-type="float" office:value="0.000846">
            <text:p>0.000846</text:p>
          </table:table-cell>
          <table:table-cell office:value-type="float" office:value="-0.000011">
            <text:p>-0.000011</text:p>
          </table:table-cell>
          <table:table-cell table:number-columns-repeated="3"/>
          <table:table-cell table:formula="of:=ABS([.A318]-0.06)" office:value-type="float" office:value="0.059154">
            <text:p>0.059154</text:p>
          </table:table-cell>
          <table:table-cell table:formula="of:=ABS([.B318])" office:value-type="float" office:value="0.000011">
            <text:p>0.000011</text:p>
          </table:table-cell>
          <table:table-cell table:number-columns-repeated="8"/>
        </table:table-row>
        <table:table-row table:style-name="ro1">
          <table:table-cell office:value-type="float" office:value="-0.003322">
            <text:p>-0.003322</text:p>
          </table:table-cell>
          <table:table-cell office:value-type="float" office:value="0.001136">
            <text:p>0.001136</text:p>
          </table:table-cell>
          <table:table-cell table:number-columns-repeated="3"/>
          <table:table-cell table:formula="of:=ABS([.A319]-0.06)" office:value-type="float" office:value="0.063322">
            <text:p>0.063322</text:p>
          </table:table-cell>
          <table:table-cell table:formula="of:=ABS([.B319])" office:value-type="float" office:value="0.001136">
            <text:p>0.001136</text:p>
          </table:table-cell>
          <table:table-cell table:number-columns-repeated="8"/>
        </table:table-row>
        <table:table-row table:style-name="ro1">
          <table:table-cell office:value-type="float" office:value="0.000841">
            <text:p>0.000841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320]-0.06)" office:value-type="float" office:value="0.059159">
            <text:p>0.059159</text:p>
          </table:table-cell>
          <table:table-cell table:formula="of:=ABS([.B320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65">
            <text:p>0.000865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ABS([.A321]-0.06)" office:value-type="float" office:value="0.059135">
            <text:p>0.059135</text:p>
          </table:table-cell>
          <table:table-cell table:formula="of:=ABS([.B321])" office:value-type="float" office:value="0.000002">
            <text:p>0.000002</text:p>
          </table:table-cell>
          <table:table-cell table:number-columns-repeated="8"/>
        </table:table-row>
        <table:table-row table:style-name="ro1">
          <table:table-cell office:value-type="float" office:value="-0.00331">
            <text:p>-0.00331</text:p>
          </table:table-cell>
          <table:table-cell office:value-type="float" office:value="-0.00115">
            <text:p>-0.00115</text:p>
          </table:table-cell>
          <table:table-cell table:number-columns-repeated="3"/>
          <table:table-cell table:formula="of:=ABS([.A322]-0.06)" office:value-type="float" office:value="0.06331">
            <text:p>0.06331</text:p>
          </table:table-cell>
          <table:table-cell table:formula="of:=ABS([.B322])" office:value-type="float" office:value="0.00115">
            <text:p>0.00115</text:p>
          </table:table-cell>
          <table:table-cell table:number-columns-repeated="8"/>
        </table:table-row>
        <table:table-row table:style-name="ro1">
          <table:table-cell office:value-type="float" office:value="0.000849">
            <text:p>0.000849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323]-0.06)" office:value-type="float" office:value="0.059151">
            <text:p>0.059151</text:p>
          </table:table-cell>
          <table:table-cell table:formula="of:=ABS([.B323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792">
            <text:p>0.000792</text:p>
          </table:table-cell>
          <table:table-cell office:value-type="float" office:value="0.000005">
            <text:p>0.000005</text:p>
          </table:table-cell>
          <table:table-cell table:number-columns-repeated="3"/>
          <table:table-cell table:formula="of:=ABS([.A324]-0.06)" office:value-type="float" office:value="0.059208">
            <text:p>0.059208</text:p>
          </table:table-cell>
          <table:table-cell table:formula="of:=ABS([.B324])" office:value-type="float" office:value="0.000005">
            <text:p>0.000005</text:p>
          </table:table-cell>
          <table:table-cell table:number-columns-repeated="8"/>
        </table:table-row>
        <table:table-row table:style-name="ro1">
          <table:table-cell office:value-type="float" office:value="0.000782">
            <text:p>0.000782</text:p>
          </table:table-cell>
          <table:table-cell office:value-type="float" office:value="0.00002">
            <text:p>0.00002</text:p>
          </table:table-cell>
          <table:table-cell table:number-columns-repeated="3"/>
          <table:table-cell table:formula="of:=ABS([.A325]-0.06)" office:value-type="float" office:value="0.059218">
            <text:p>0.059218</text:p>
          </table:table-cell>
          <table:table-cell table:formula="of:=ABS([.B325])" office:value-type="float" office:value="0.00002">
            <text:p>0.00002</text:p>
          </table:table-cell>
          <table:table-cell table:number-columns-repeated="8"/>
        </table:table-row>
        <table:table-row table:style-name="ro1">
          <table:table-cell office:value-type="float" office:value="0.000809">
            <text:p>0.000809</text:p>
          </table:table-cell>
          <table:table-cell office:value-type="float" office:value="-0.000008">
            <text:p>-0.000008</text:p>
          </table:table-cell>
          <table:table-cell table:number-columns-repeated="3"/>
          <table:table-cell table:formula="of:=ABS([.A326]-0.06)" office:value-type="float" office:value="0.059191">
            <text:p>0.059191</text:p>
          </table:table-cell>
          <table:table-cell table:formula="of:=ABS([.B326])" office:value-type="float" office:value="0.000008">
            <text:p>0.000008</text:p>
          </table:table-cell>
          <table:table-cell table:number-columns-repeated="8"/>
        </table:table-row>
        <table:table-row table:style-name="ro1">
          <table:table-cell office:value-type="float" office:value="0.000821">
            <text:p>0.000821</text:p>
          </table:table-cell>
          <table:table-cell office:value-type="float" office:value="0.000006">
            <text:p>0.000006</text:p>
          </table:table-cell>
          <table:table-cell table:number-columns-repeated="3"/>
          <table:table-cell table:formula="of:=ABS([.A327]-0.06)" office:value-type="float" office:value="0.059179">
            <text:p>0.059179</text:p>
          </table:table-cell>
          <table:table-cell table:formula="of:=ABS([.B327])" office:value-type="float" office:value="0.000006">
            <text:p>0.000006</text:p>
          </table:table-cell>
          <table:table-cell table:number-columns-repeated="8"/>
        </table:table-row>
        <table:table-row table:style-name="ro1">
          <table:table-cell office:value-type="float" office:value="0.000848">
            <text:p>0.000848</text:p>
          </table:table-cell>
          <table:table-cell office:value-type="float" office:value="-0.000001">
            <text:p>-0.000001</text:p>
          </table:table-cell>
          <table:table-cell table:number-columns-repeated="3"/>
          <table:table-cell table:formula="of:=ABS([.A328]-0.06)" office:value-type="float" office:value="0.059152">
            <text:p>0.059152</text:p>
          </table:table-cell>
          <table:table-cell table:formula="of:=ABS([.B328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795">
            <text:p>0.000795</text:p>
          </table:table-cell>
          <table:table-cell office:value-type="float" office:value="0.000004">
            <text:p>0.000004</text:p>
          </table:table-cell>
          <table:table-cell table:number-columns-repeated="3"/>
          <table:table-cell table:formula="of:=ABS([.A329]-0.06)" office:value-type="float" office:value="0.059205">
            <text:p>0.059205</text:p>
          </table:table-cell>
          <table:table-cell table:formula="of:=ABS([.B329])" office:value-type="float" office:value="0.000004">
            <text:p>0.000004</text:p>
          </table:table-cell>
          <table:table-cell table:number-columns-repeated="8"/>
        </table:table-row>
        <table:table-row table:style-name="ro1">
          <table:table-cell office:value-type="float" office:value="-0.004331">
            <text:p>-0.004331</text:p>
          </table:table-cell>
          <table:table-cell office:value-type="float" office:value="0.001182">
            <text:p>0.001182</text:p>
          </table:table-cell>
          <table:table-cell table:number-columns-repeated="3"/>
          <table:table-cell table:formula="of:=ABS([.A330]-0.06)" office:value-type="float" office:value="0.064331">
            <text:p>0.064331</text:p>
          </table:table-cell>
          <table:table-cell table:formula="of:=ABS([.B330])" office:value-type="float" office:value="0.001182">
            <text:p>0.001182</text:p>
          </table:table-cell>
          <table:table-cell table:number-columns-repeated="8"/>
        </table:table-row>
        <table:table-row table:style-name="ro1">
          <table:table-cell office:value-type="float" office:value="-0.004147">
            <text:p>-0.004147</text:p>
          </table:table-cell>
          <table:table-cell office:value-type="float" office:value="-0.001112">
            <text:p>-0.001112</text:p>
          </table:table-cell>
          <table:table-cell table:number-columns-repeated="3"/>
          <table:table-cell table:formula="of:=ABS([.A331]-0.06)" office:value-type="float" office:value="0.064147">
            <text:p>0.064147</text:p>
          </table:table-cell>
          <table:table-cell table:formula="of:=ABS([.B331])" office:value-type="float" office:value="0.001112">
            <text:p>0.001112</text:p>
          </table:table-cell>
          <table:table-cell table:number-columns-repeated="8"/>
        </table:table-row>
        <table:table-row table:style-name="ro1">
          <table:table-cell office:value-type="float" office:value="0.000827">
            <text:p>0.000827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ABS([.A332]-0.06)" office:value-type="float" office:value="0.059173">
            <text:p>0.059173</text:p>
          </table:table-cell>
          <table:table-cell table:formula="of:=ABS([.B332])" office:value-type="float" office:value="0.000001">
            <text:p>0.000001</text:p>
          </table:table-cell>
          <table:table-cell table:number-columns-repeated="8"/>
        </table:table-row>
        <table:table-row table:style-name="ro1">
          <table:table-cell office:value-type="float" office:value="0.000879">
            <text:p>0.000879</text:p>
          </table:table-cell>
          <table:table-cell office:value-type="float" office:value="0.000003">
            <text:p>0.000003</text:p>
          </table:table-cell>
          <table:table-cell table:number-columns-repeated="3"/>
          <table:table-cell table:formula="of:=ABS([.A333]-0.06)" office:value-type="float" office:value="0.059121">
            <text:p>0.059121</text:p>
          </table:table-cell>
          <table:table-cell table:formula="of:=ABS([.B333])" office:value-type="float" office:value="0.000003">
            <text:p>0.000003</text:p>
          </table:table-cell>
          <table:table-cell table:number-columns-repeated="8"/>
        </table:table-row>
        <table:table-row table:style-name="ro1">
          <table:table-cell office:value-type="float" office:value="0.000713">
            <text:p>0.000713</text:p>
          </table:table-cell>
          <table:table-cell office:value-type="float" office:value="0.000008">
            <text:p>0.000008</text:p>
          </table:table-cell>
          <table:table-cell table:number-columns-repeated="3"/>
          <table:table-cell table:formula="of:=ABS([.A334]-0.06)" office:value-type="float" office:value="0.059287">
            <text:p>0.059287</text:p>
          </table:table-cell>
          <table:table-cell table:formula="of:=ABS([.B334])" office:value-type="float" office:value="0.000008">
            <text:p>0.000008</text:p>
          </table:table-cell>
          <table:table-cell table:number-columns-repeated="8"/>
        </table:table-row>
        <table:table-row table:style-name="ro1">
          <table:table-cell office:value-type="float" office:value="0.000886">
            <text:p>0.000886</text:p>
          </table:table-cell>
          <table:table-cell office:value-type="float" office:value="0.000014">
            <text:p>0.000014</text:p>
          </table:table-cell>
          <table:table-cell table:number-columns-repeated="3"/>
          <table:table-cell table:formula="of:=ABS([.A335]-0.06)" office:value-type="float" office:value="0.059114">
            <text:p>0.059114</text:p>
          </table:table-cell>
          <table:table-cell table:formula="of:=ABS([.B335])" office:value-type="float" office:value="0.000014">
            <text:p>0.000014</text:p>
          </table:table-cell>
          <table:table-cell table:number-columns-repeated="8"/>
        </table:table-row>
        <table:table-row table:style-name="ro1">
          <table:table-cell office:value-type="float" office:value="-0.005061">
            <text:p>-0.005061</text:p>
          </table:table-cell>
          <table:table-cell office:value-type="float" office:value="0.00104">
            <text:p>0.00104</text:p>
          </table:table-cell>
          <table:table-cell table:number-columns-repeated="3"/>
          <table:table-cell table:formula="of:=ABS([.A336]-0.06)" office:value-type="float" office:value="0.065061">
            <text:p>0.065061</text:p>
          </table:table-cell>
          <table:table-cell table:formula="of:=ABS([.B336])" office:value-type="float" office:value="0.00104">
            <text:p>0.00104</text:p>
          </table:table-cell>
          <table:table-cell table:number-columns-repeated="8"/>
        </table:table-row>
        <table:table-row table:style-name="ro1">
          <table:table-cell office:value-type="float" office:value="-0.004926">
            <text:p>-0.004926</text:p>
          </table:table-cell>
          <table:table-cell office:value-type="float" office:value="-0.001007">
            <text:p>-0.001007</text:p>
          </table:table-cell>
          <table:table-cell table:number-columns-repeated="3"/>
          <table:table-cell table:formula="of:=ABS([.A337]-0.06)" office:value-type="float" office:value="0.064926">
            <text:p>0.064926</text:p>
          </table:table-cell>
          <table:table-cell table:formula="of:=ABS([.B337])" office:value-type="float" office:value="0.001007">
            <text:p>0.001007</text:p>
          </table:table-cell>
          <table:table-cell table:number-columns-repeated="8"/>
        </table:table-row>
        <table:table-row table:style-name="ro1">
          <table:table-cell office:value-type="float" office:value="0.000756">
            <text:p>0.000756</text:p>
          </table:table-cell>
          <table:table-cell office:value-type="float" office:value="-0.000031">
            <text:p>-0.000031</text:p>
          </table:table-cell>
          <table:table-cell table:number-columns-repeated="3"/>
          <table:table-cell table:formula="of:=ABS([.A338]-0.06)" office:value-type="float" office:value="0.059244">
            <text:p>0.059244</text:p>
          </table:table-cell>
          <table:table-cell table:formula="of:=ABS([.B338])" office:value-type="float" office:value="0.000031">
            <text:p>0.000031</text:p>
          </table:table-cell>
          <table:table-cell table:number-columns-repeated="8"/>
        </table:table-row>
        <table:table-row table:style-name="ro1">
          <table:table-cell office:value-type="float" office:value="0.00076">
            <text:p>0.00076</text:p>
          </table:table-cell>
          <table:table-cell office:value-type="float" office:value="-0.000005">
            <text:p>-0.000005</text:p>
          </table:table-cell>
          <table:table-cell table:number-columns-repeated="3"/>
          <table:table-cell table:formula="of:=ABS([.A339]-0.06)" office:value-type="float" office:value="0.05924">
            <text:p>0.05924</text:p>
          </table:table-cell>
          <table:table-cell table:formula="of:=ABS([.B339])" office:value-type="float" office:value="0.000005">
            <text:p>0.000005</text:p>
          </table:table-cell>
          <table:table-cell table:number-columns-repeated="8"/>
        </table:table-row>
        <table:table-row table:style-name="ro1">
          <table:table-cell office:value-type="float" office:value="-0.00588">
            <text:p>-0.00588</text:p>
          </table:table-cell>
          <table:table-cell office:value-type="float" office:value="0.000876">
            <text:p>0.000876</text:p>
          </table:table-cell>
          <table:table-cell table:number-columns-repeated="3"/>
          <table:table-cell table:formula="of:=ABS([.A340]-0.06)" office:value-type="float" office:value="0.06588">
            <text:p>0.06588</text:p>
          </table:table-cell>
          <table:table-cell table:formula="of:=ABS([.B340])" office:value-type="float" office:value="0.000876">
            <text:p>0.000876</text:p>
          </table:table-cell>
          <table:table-cell table:number-columns-repeated="8"/>
        </table:table-row>
        <table:table-row table:style-name="ro1">
          <table:table-cell office:value-type="float" office:value="-0.005513">
            <text:p>-0.005513</text:p>
          </table:table-cell>
          <table:table-cell office:value-type="float" office:value="-0.000831">
            <text:p>-0.000831</text:p>
          </table:table-cell>
          <table:table-cell table:number-columns-repeated="3"/>
          <table:table-cell table:formula="of:=ABS([.A341]-0.06)" office:value-type="float" office:value="0.065513">
            <text:p>0.065513</text:p>
          </table:table-cell>
          <table:table-cell table:formula="of:=ABS([.B341])" office:value-type="float" office:value="0.000831">
            <text:p>0.000831</text:p>
          </table:table-cell>
          <table:table-cell table:number-columns-repeated="8"/>
        </table:table-row>
        <table:table-row table:style-name="ro1">
          <table:table-cell office:value-type="float" office:value="-0.005887">
            <text:p>-0.005887</text:p>
          </table:table-cell>
          <table:table-cell office:value-type="float" office:value="-0.000613">
            <text:p>-0.000613</text:p>
          </table:table-cell>
          <table:table-cell table:number-columns-repeated="3"/>
          <table:table-cell table:formula="of:=ABS([.A342]-0.06)" office:value-type="float" office:value="0.065887">
            <text:p>0.065887</text:p>
          </table:table-cell>
          <table:table-cell table:formula="of:=ABS([.B342])" office:value-type="float" office:value="0.000613">
            <text:p>0.000613</text:p>
          </table:table-cell>
          <table:table-cell table:number-columns-repeated="8"/>
        </table:table-row>
        <table:table-row table:style-name="ro1">
          <table:table-cell office:value-type="float" office:value="-0.006145">
            <text:p>-0.006145</text:p>
          </table:table-cell>
          <table:table-cell office:value-type="float" office:value="0.000593">
            <text:p>0.000593</text:p>
          </table:table-cell>
          <table:table-cell table:number-columns-repeated="3"/>
          <table:table-cell table:formula="of:=ABS([.A343]-0.06)" office:value-type="float" office:value="0.066145">
            <text:p>0.066145</text:p>
          </table:table-cell>
          <table:table-cell table:formula="of:=ABS([.B343])" office:value-type="float" office:value="0.000593">
            <text:p>0.000593</text:p>
          </table:table-cell>
          <table:table-cell table:number-columns-repeated="8"/>
        </table:table-row>
        <table:table-row table:style-name="ro1">
          <table:table-cell office:value-type="float" office:value="-0.006174">
            <text:p>-0.006174</text:p>
          </table:table-cell>
          <table:table-cell office:value-type="float" office:value="-0.000342">
            <text:p>-0.000342</text:p>
          </table:table-cell>
          <table:table-cell table:number-columns-repeated="3"/>
          <table:table-cell table:formula="of:=ABS([.A344]-0.06)" office:value-type="float" office:value="0.066174">
            <text:p>0.066174</text:p>
          </table:table-cell>
          <table:table-cell table:formula="of:=ABS([.B344])" office:value-type="float" office:value="0.000342">
            <text:p>0.000342</text:p>
          </table:table-cell>
          <table:table-cell table:number-columns-repeated="8"/>
        </table:table-row>
        <table:table-row table:style-name="ro1">
          <table:table-cell office:value-type="float" office:value="-0.00624">
            <text:p>-0.00624</text:p>
          </table:table-cell>
          <table:table-cell office:value-type="float" office:value="0.000378">
            <text:p>0.000378</text:p>
          </table:table-cell>
          <table:table-cell table:number-columns-repeated="3"/>
          <table:table-cell table:formula="of:=ABS([.A345]-0.06)" office:value-type="float" office:value="0.06624">
            <text:p>0.06624</text:p>
          </table:table-cell>
          <table:table-cell table:formula="of:=ABS([.B345])" office:value-type="float" office:value="0.000378">
            <text:p>0.000378</text:p>
          </table:table-cell>
          <table:table-cell table:number-columns-repeated="8"/>
        </table:table-row>
        <table:table-row table:style-name="ro1">
          <table:table-cell office:value-type="float" office:value="-0.006096">
            <text:p>-0.006096</text:p>
          </table:table-cell>
          <table:table-cell office:value-type="float" office:value="-0.000138">
            <text:p>-0.000138</text:p>
          </table:table-cell>
          <table:table-cell table:number-columns-repeated="3"/>
          <table:table-cell table:formula="of:=ABS([.A346]-0.06)" office:value-type="float" office:value="0.066096">
            <text:p>0.066096</text:p>
          </table:table-cell>
          <table:table-cell table:formula="of:=ABS([.B346])" office:value-type="float" office:value="0.000138">
            <text:p>0.000138</text:p>
          </table:table-cell>
          <table:table-cell table:number-columns-repeated="8"/>
        </table:table-row>
        <table:table-row table:style-name="ro1">
          <table:table-cell office:value-type="float" office:value="-0.006416">
            <text:p>-0.006416</text:p>
          </table:table-cell>
          <table:table-cell office:value-type="float" office:value="0.000109">
            <text:p>0.000109</text:p>
          </table:table-cell>
          <table:table-cell table:number-columns-repeated="3"/>
          <table:table-cell table:formula="of:=ABS([.A347]-0.06)" office:value-type="float" office:value="0.066416">
            <text:p>0.066416</text:p>
          </table:table-cell>
          <table:table-cell table:formula="of:=ABS([.B347])" office:value-type="float" office:value="0.000109">
            <text:p>0.000109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4/10/2013</text:date>, <text:time>10:1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lina Copos</meta:initial-creator>
    <meta:creation-date>2013-04-08T14:59:22</meta:creation-date>
    <dc:date>2013-04-10T10:11:43</dc:date>
    <dc:creator>Calina Copos</dc:creator>
    <meta:editing-duration>P1DT7H57M21S</meta:editing-duration>
    <meta:editing-cycles>4</meta:editing-cycles>
    <meta:generator>OpenOffice.org/3.3$Unix OpenOffice.org_project/330m20$Build-9567</meta:generator>
    <meta:document-statistic meta:table-count="3" meta:cell-count="1633" meta:object-count="0"/>
  </office:meta>
</office:document-meta>
</file>